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5mm" fo:break-before="auto" style:use-optimal-row-height="true"/>
    </style:style>
    <style:style style:name="ro3" style:family="table-row">
      <style:table-row-properties style:row-height="24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20002" number:language="en" number:country="GB">
      <number:number number:decimal-places="2" loext:min-decimal-places="2" number:min-integer-digits="1"/>
    </number:number-style>
    <number:number-style style:name="N2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  <style:text-properties style:use-window-font-color="true"/>
    </style:style>
    <style:style style:name="ce4" style:family="table-cell" style:parent-style-name="Default">
      <style:table-cell-properties style:text-align-source="value-type" style:repeat-content="false" fo:wrap-option="wrap" fo:border="0.06pt solid #000000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true" fo:wrap-option="wrap" fo:border="0.06pt solid #000000"/>
      <style:paragraph-properties fo:text-align="star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 style:data-style-name="N20061">
      <style:table-cell-properties fo:border="0.06pt solid #000000"/>
      <style:text-properties style:use-window-font-color="tru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0112">
      <style:table-cell-properties fo:border="0.06pt solid #000000"/>
      <style:text-properties style:use-window-font-color="true"/>
    </style:style>
    <style:style style:name="ce11" style:family="table-cell" style:parent-style-name="Default" style:data-style-name="N20061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2" style:family="table-cell" style:parent-style-name="Default" style:data-style-name="N61">
      <style:table-cell-properties fo:border="0.06pt solid #000000"/>
      <style:text-properties style:use-window-font-color="true"/>
    </style:style>
    <style:style style:name="ce13" style:family="table-cell" style:parent-style-name="Default" style:data-style-name="N30121">
      <style:table-cell-properties fo:border="0.06pt solid #000000"/>
    </style:style>
    <style:style style:name="ce14" style:family="table-cell" style:parent-style-name="Default" style:data-style-name="N20113"/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20002"/>
    <style:style style:name="ce16" style:family="table-cell" style:parent-style-name="Default" style:data-style-name="N20113">
      <style:table-cell-properties fo:border="0.06pt solid #00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3"/>
        <table:table-column table:style-name="co1" table:number-columns-repeated="19" table:default-cell-style-name="ce8"/>
        <table:table-row table:style-name="ro1">
          <table:table-cell table:style-name="ce1" office:value-type="string" calcext:value-type="string">
            <text:p>Source</text:p>
          </table:table-cell>
          <table:table-cell table:style-name="ce1"/>
          <table:table-cell table:style-name="ce6" office:value-type="string" calcext:value-type="string">
            <text:p>Wildeman</text:p>
          </table:table-cell>
          <table:table-cell table:number-columns-repeated="2" table:style-name="ce6" office:value-type="string" calcext:value-type="string">
            <text:p>Sørensen et al.</text:p>
          </table:table-cell>
          <table:table-cell table:number-columns-repeated="4" table:style-name="ce6" office:value-type="string" calcext:value-type="string">
            <text:p>Sandison et at.</text:p>
          </table:table-cell>
          <table:table-cell table:number-columns-repeated="4" table:style-name="ce6" office:value-type="string" calcext:value-type="string">
            <text:p>Blom et al.</text:p>
          </table:table-cell>
          <table:table-cell table:number-columns-repeated="8" table:style-name="ce6" office:value-type="string" calcext:value-type="string">
            <text:p>Casey et al.</text:p>
          </table:table-cell>
          <table:table-cell table:number-columns-repeated="3" table:style-name="ce6" office:value-type="string" calcext:value-type="string">
            <text:p>Romeo et al.</text:p>
          </table:table-cell>
        </table:table-row>
        <table:table-row table:style-name="ro1">
          <table:table-cell table:style-name="ce1" office:value-type="string" calcext:value-type="string">
            <text:p>General Information</text:p>
          </table:table-cell>
          <table:table-cell table:style-name="ce1"/>
          <table:table-cell table:style-name="ce6" table:number-columns-repeated="12"/>
          <table:table-cell table:style-name="ce1" table:number-columns-repeated="7"/>
          <table:table-cell table:style-name="ce6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1"/>
          <table:table-cell table:number-columns-repeated="2" table:style-name="ce6" office:value-type="string" calcext:value-type="string">
            <text:p>VF</text:p>
          </table:table-cell>
          <table:table-cell table:number-columns-repeated="3" table:style-name="ce6" office:value-type="string" calcext:value-type="string">
            <text:p>OF</text:p>
          </table:table-cell>
          <table:table-cell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  <table:table-cell table:style-name="ce6" office:value-type="string" calcext:value-type="string">
            <text:p>OF</text:p>
          </table:table-cell>
          <table:table-cell table:number-columns-repeated="2"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  <table:table-cell table:style-name="ce6" office:value-type="string" calcext:value-type="string">
            <text:p>OF</text:p>
          </table:table-cell>
          <table:table-cell table:style-name="ce1" office:value-type="string" calcext:value-type="string">
            <text:p>OF</text:p>
          </table:table-cell>
          <table:table-cell table:number-columns-repeated="6" table:style-name="ce1" office:value-type="string" calcext:value-type="string">
            <text:p>VF</text:p>
          </table:table-cell>
          <table:table-cell table:style-name="ce6" office:value-type="string" calcext:value-type="string">
            <text:p>VF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OF</text:p>
          </table:table-cell>
        </table:table-row>
        <table:table-row table:style-name="ro1">
          <table:table-cell table:style-name="ce2" office:value-type="string" calcext:value-type="string">
            <text:p>Abbreviation</text:p>
          </table:table-cell>
          <table:table-cell table:style-name="ce1" table:number-columns-repeated="2"/>
          <table:table-cell table:style-name="ce1" office:value-type="string" calcext:value-type="string">
            <text:p>VF DN</text:p>
          </table:table-cell>
          <table:table-cell table:style-name="ce1" office:value-type="string" calcext:value-type="string">
            <text:p>OF DN</text:p>
          </table:table-cell>
          <table:table-cell table:style-name="ce1" office:value-type="string" calcext:value-type="string">
            <text:p>UK OF</text:p>
          </table:table-cell>
          <table:table-cell table:style-name="ce1" office:value-type="string" calcext:value-type="string">
            <text:p>SP OF</text:p>
          </table:table-cell>
          <table:table-cell table:style-name="ce1" office:value-type="string" calcext:value-type="string">
            <text:p>UK GH (winter)</text:p>
          </table:table-cell>
          <table:table-cell table:style-name="ce1" office:value-type="string" calcext:value-type="string">
            <text:p>VF (corrected)</text:p>
          </table:table-cell>
          <table:table-cell table:style-name="ce1" office:value-type="string" calcext:value-type="string">
            <text:p>NL OF</text:p>
          </table:table-cell>
          <table:table-cell table:style-name="ce1" office:value-type="string" calcext:value-type="string">
            <text:p>NL GH(s)</text:p>
          </table:table-cell>
          <table:table-cell table:style-name="ce1" office:value-type="string" calcext:value-type="string">
            <text:p>NL GH(b)</text:p>
          </table:table-cell>
          <table:table-cell table:style-name="ce1" office:value-type="string" calcext:value-type="string">
            <text:p>NL VF</text:p>
          </table:table-cell>
          <table:table-cell table:style-name="ce1" office:value-type="string" calcext:value-type="string">
            <text:p>GB OF</text:p>
          </table:table-cell>
          <table:table-cell table:style-name="ce1" office:value-type="string" calcext:value-type="string">
            <text:p>S OF</text:p>
          </table:table-cell>
          <table:table-cell table:style-name="ce1" office:value-type="string" calcext:value-type="string">
            <text:p>H-RE-Solar</text:p>
          </table:table-cell>
          <table:table-cell table:style-name="ce1" office:value-type="string" calcext:value-type="string">
            <text:p>H-RE-Wind</text:p>
          </table:table-cell>
          <table:table-cell table:style-name="ce1" office:value-type="string" calcext:value-type="string">
            <text:p>H-RE-WindG</text:p>
          </table:table-cell>
          <table:table-cell table:style-name="ce1" office:value-type="string" calcext:value-type="string">
            <text:p>H-NO</text:p>
          </table:table-cell>
          <table:table-cell table:style-name="ce1" office:value-type="string" calcext:value-type="string">
            <text:p>H-GB</text:p>
          </table:table-cell>
          <table:table-cell table:style-name="ce1" office:value-type="string" calcext:value-type="string">
            <text:p>H-ZA</text:p>
          </table:table-cell>
          <table:table-cell table:style-name="ce1" office:value-type="string" calcext:value-type="string">
            <text:p>H-F</text:p>
          </table:table-cell>
          <table:table-cell table:style-name="ce1" office:value-type="string" calcext:value-type="string">
            <text:p>GH-S2</text:p>
          </table:table-cell>
          <table:table-cell table:style-name="ce1" office:value-type="string" calcext:value-type="string">
            <text:p>OF-S3</text:p>
          </table:table-cell>
        </table:table-row>
        <table:table-row table:style-name="ro1">
          <table:table-cell table:style-name="ce2" office:value-type="string" calcext:value-type="string">
            <text:p>VF form</text:p>
          </table:table-cell>
          <table:table-cell table:style-name="ce1" table:number-columns-repeated="14"/>
          <table:table-cell table:number-columns-repeated="6" table:style-name="ce2" office:value-type="string" calcext:value-type="string">
            <text:p>hydroponics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/>
          <table:table-cell office:value-type="string" calcext:value-type="string">
            <text:p>Oklahoma, US</text:p>
          </table:table-cell>
          <table:table-cell table:number-columns-repeated="2" office:value-type="string" calcext:value-type="string">
            <text:p>Denmark</text:p>
          </table:table-cell>
          <table:table-cell table:style-name="ce3" office:value-type="string" calcext:value-type="string">
            <text:p>different locations in UK</text:p>
          </table:table-cell>
          <table:table-cell table:style-name="ce3" office:value-type="string" calcext:value-type="string">
            <text:p>different locations in Spain</text:p>
          </table:table-cell>
          <table:table-cell table:style-name="ce3" office:value-type="string" calcext:value-type="string">
            <text:p>different location in UK</text:p>
          </table:table-cell>
          <table:table-cell table:style-name="ce3" office:value-type="string" calcext:value-type="string">
            <text:p>different locations, global</text:p>
          </table:table-cell>
          <table:table-cell table:style-name="ce3"/>
          <table:table-cell table:number-columns-repeated="3" table:style-name="ce3" office:value-type="string" calcext:value-type="string">
            <text:p>Netherlands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Spain</text:p>
          </table:table-cell>
          <table:table-cell table:number-columns-repeated="3"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South-Africa</text:p>
          </table:table-cell>
          <table:table-cell table:number-columns-repeated="3" table:style-name="ce3" office:value-type="string" calcext:value-type="string">
            <text:p>Lyon, France</text:p>
          </table:table-cell>
        </table:table-row>
        <table:table-row table:style-name="ro1">
          <table:table-cell table:style-name="ce2" office:value-type="string" calcext:value-type="string">
            <text:p>Climate</text:p>
          </table:table-cell>
          <table:table-cell/>
          <table:table-cell office:value-type="string" calcext:value-type="string">
            <text:p>Cfa/Bsk</text:p>
          </table:table-cell>
          <table:table-cell table:number-columns-repeated="2"/>
          <table:table-cell table:style-name="ce3" office:value-type="string" calcext:value-type="string">
            <text:p>Cfb</text:p>
          </table:table-cell>
          <table:table-cell table:style-name="ce3" office:value-type="string" calcext:value-type="string">
            <text:p>Bsk</text:p>
          </table:table-cell>
          <table:table-cell table:number-columns-repeated="7" table:style-name="ce3" office:value-type="string" calcext:value-type="string">
            <text:p>Cfb</text:p>
          </table:table-cell>
          <table:table-cell table:style-name="ce3" office:value-type="string" calcext:value-type="string">
            <text:p>Bsk</text:p>
          </table:table-cell>
          <table:table-cell table:number-columns-repeated="3" table:style-name="ce3" office:value-type="string" calcext:value-type="string">
            <text:p>Cfb</text:p>
          </table:table-cell>
          <table:table-cell table:style-name="ce3" office:value-type="string" calcext:value-type="string">
            <text:p>Dfb/Dfc</text:p>
          </table:table-cell>
          <table:table-cell table:style-name="ce3" office:value-type="string" calcext:value-type="string">
            <text:p>Cfb</text:p>
          </table:table-cell>
          <table:table-cell table:style-name="ce3" office:value-type="string" calcext:value-type="string">
            <text:p>Not specified</text:p>
          </table:table-cell>
          <table:table-cell table:number-columns-repeated="3" table:style-name="ce3" office:value-type="string" calcext:value-type="string">
            <text:p>Cfb</text:p>
          </table:table-cell>
        </table:table-row>
        <table:table-row table:style-name="ro1">
          <table:table-cell table:style-name="ce1" office:value-type="string" calcext:value-type="string">
            <text:p>LCA details</text:p>
          </table:table-cell>
          <table:table-cell table:style-name="ce1"/>
          <table:table-cell table:number-columns-repeated="3"/>
          <table:table-cell table:style-name="ce3" table:number-columns-repeated="19"/>
        </table:table-row>
        <table:table-row table:style-name="ro1">
          <table:table-cell office:value-type="string" calcext:value-type="string">
            <text:p>Functional Unit (FU)</text:p>
          </table:table-cell>
          <table:table-cell/>
          <table:table-cell office:value-type="string" calcext:value-type="string">
            <text:p>1 kg lettuce</text:p>
          </table:table-cell>
          <table:table-cell office:value-type="string" calcext:value-type="string">
            <text:p>1 t wheat grain</text:p>
          </table:table-cell>
          <table:table-cell/>
          <table:table-cell table:style-name="ce22" office:value-type="string" calcext:value-type="string" table:number-columns-spanned="4" table:number-rows-spanned="1">
            <text:p>1 kg lettuce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1 kg lettuce</text:p>
          </table:table-cell>
          <table:covered-table-cell table:number-columns-repeated="3" table:style-name="ce3"/>
          <table:table-cell table:style-name="ce22" office:value-type="string" calcext:value-type="string" table:number-columns-spanned="8" table:number-rows-spanned="1">
            <text:p>1 kg lettuce</text:p>
          </table:table-cell>
          <table:covered-table-cell table:number-columns-repeated="7" table:style-name="ce3"/>
          <table:table-cell table:style-name="ce22" office:value-type="string" calcext:value-type="string" table:number-columns-spanned="3" table:number-rows-spanned="1">
            <text:p>1kg lettuce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Cradle to grave</text:p>
          </table:table-cell>
          <table:table-cell office:value-type="string" calcext:value-type="string">
            <text:p>Cradle to gate</text:p>
          </table:table-cell>
          <table:table-cell/>
          <table:table-cell table:style-name="ce22" office:value-type="string" calcext:value-type="string" table:number-columns-spanned="4" table:number-rows-spanned="1">
            <text:p>Cradle to shelf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Cradle to grave</text:p>
          </table:table-cell>
          <table:covered-table-cell table:number-columns-repeated="3" table:style-name="ce3"/>
          <table:table-cell table:style-name="ce22" office:value-type="string" calcext:value-type="string" table:number-columns-spanned="8" table:number-rows-spanned="1">
            <text:p>Cradle to gate</text:p>
          </table:table-cell>
          <table:covered-table-cell table:number-columns-repeated="7" table:style-name="ce3"/>
          <table:table-cell table:style-name="ce22" office:value-type="string" calcext:value-type="string" table:number-columns-spanned="3" table:number-rows-spanned="1">
            <text:p>Cradle to gate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Exception from LCA scope</text:p>
          </table:table-cell>
          <table:table-cell/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 table:number-columns-spanned="2" table:number-rows-spanned="1">
            <text:p>none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none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none</text:p>
          </table:table-cell>
          <table:covered-table-cell table:number-columns-repeated="3" table:style-name="ce22"/>
          <table:table-cell table:style-name="ce22" office:value-type="string" calcext:value-type="string" table:number-columns-spanned="8" table:number-rows-spanned="1">
            <text:p>none</text:p>
          </table:table-cell>
          <table:covered-table-cell table:number-columns-repeated="7" table:style-name="ce22"/>
          <table:table-cell table:style-name="ce3" office:value-type="string" calcext:value-type="string" table:number-columns-spanned="3" table:number-rows-spanned="1">
            <text:p>not including packaging because of low impact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Programs used</text:p>
          </table:table-cell>
          <table:table-cell/>
          <table:table-cell office:value-type="string" calcext:value-type="string">
            <text:p>GaBi (educational licence)</text:p>
          </table:table-cell>
          <table:table-cell office:value-type="string" calcext:value-type="string">
            <text:p>SimaPro software (v9.1)</text:p>
          </table:table-cell>
          <table:table-cell/>
          <table:table-cell table:style-name="ce22" office:value-type="string" calcext:value-type="string" table:number-columns-spanned="4" table:number-rows-spanned="1">
            <text:p>SimaPro 9.2.0.2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SimaPro 9.0.0</text:p>
          </table:table-cell>
          <table:covered-table-cell table:number-columns-repeated="3" table:style-name="ce3"/>
          <table:table-cell table:style-name="ce22" office:value-type="string" calcext:value-type="string" table:number-columns-spanned="8" table:number-rows-spanned="1">
            <text:p>OpenLCA v.1.10.3</text:p>
          </table:table-cell>
          <table:covered-table-cell table:number-columns-repeated="7" table:style-name="ce3"/>
          <table:table-cell table:style-name="ce22" office:value-type="string" calcext:value-type="string" table:number-columns-spanned="3" table:number-rows-spanned="1">
            <text:p>Simapro 8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Data sources</text:p>
          </table:table-cell>
          <table:table-cell/>
          <table:table-cell office:value-type="string" calcext:value-type="string">
            <text:p>Research, books, papers, environmental databases, GaBi database</text:p>
          </table:table-cell>
          <table:table-cell office:value-type="string" calcext:value-type="string">
            <text:p>Ecoinvent v3.6, Masters project Lenschau 2019, Asseng et al. 2020, Yara UK, 2021</text:p>
          </table:table-cell>
          <table:table-cell office:value-type="string" calcext:value-type="string">
            <text:p>Ecoinvent v3.6 Morgensen et al., 2018</text:p>
          </table:table-cell>
          <table:table-cell table:style-name="ce3" office:value-type="string" calcext:value-type="string" table:number-columns-spanned="4" table:number-rows-spanned="1">
            <text:p>Ecoinvent 3, Bartzas et al., 2015; Burgos &amp; Stapel, 2018; Canals et al., 2008; Hospido et al., 2009; Nicholson et al., 2019; Tennant, 2019</text:p>
          </table:table-cell>
          <table:covered-table-cell table:number-columns-repeated="3" table:style-name="ce3"/>
          <table:table-cell table:style-name="ce22" office:value-type="string" calcext:value-type="string" table:number-columns-spanned="3" table:number-rows-spanned="1">
            <text:p>KWIN database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8" table:number-rows-spanned="1">
            <text:p>Ecoinvent v3.6, Freight Farms 2021, Tourte et al. (2017), Milá i Canals et al. (2008), Romeo et al. (2018), Martin and Molin, 2018, Styles et al. (2015); García-Lorenzo et al., 2015; Miller et al. (2005), USDA (2021)</text:p>
          </table:table-cell>
          <table:covered-table-cell table:number-columns-repeated="7" table:style-name="ce3"/>
          <table:table-cell table:style-name="ce22" office:value-type="string" calcext:value-type="string" table:number-columns-spanned="3" table:number-rows-spanned="1">
            <text:p>Ecoinvent, ReFarmers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Indicators</text:p>
          </table:table-cell>
          <table:table-cell/>
          <table:table-cell office:value-type="string" calcext:value-type="string">
            <text:p>ReCiPe 2016 v1.1, Environmental Footprint 2.0</text:p>
          </table:table-cell>
          <table:table-cell office:value-type="string" calcext:value-type="string" table:number-columns-spanned="2" table:number-rows-spanned="1">
            <text:p>Environmental Footprint 3.0</text:p>
          </table:table-cell>
          <table:covered-table-cell/>
          <table:table-cell table:style-name="ce3" office:value-type="string" calcext:value-type="string" table:number-columns-spanned="4" table:number-rows-spanned="1">
            <text:p>CML-IA, Boulay et al. (2018) AWARE 2.0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GWP100</text:p>
          </table:table-cell>
          <table:covered-table-cell table:number-columns-repeated="3" table:style-name="ce3"/>
          <table:table-cell table:style-name="ce22" office:value-type="string" calcext:value-type="string" table:number-columns-spanned="8" table:number-rows-spanned="1">
            <text:p>Environmental Footprint (EF) v2.0 impact assessment</text:p>
          </table:table-cell>
          <table:covered-table-cell table:number-columns-repeated="7" table:style-name="ce3"/>
          <table:table-cell table:style-name="ce3" office:value-type="string" calcext:value-type="string" table:number-columns-spanned="3" table:number-rows-spanned="1">
            <text:p>ReCiPe methodology (version 1.13) at Midpoint level</text:p>
          </table:table-cell>
          <table:covered-table-cell table:number-columns-repeated="2" table:style-name="ce3"/>
        </table:table-row>
        <table:table-row table:style-name="ro2">
          <table:table-cell table:style-name="ce4" office:value-type="string" calcext:value-type="string">
            <text:p>Impact categories ReCiPe method</text:p>
          </table:table-cell>
          <table:table-cell table:style-name="ce1" office:value-type="string" calcext:value-type="string">
            <text:p>Unit</text:p>
          </table:table-cell>
          <table:table-cell table:number-columns-repeated="3"/>
          <table:table-cell table:style-name="ce9"/>
          <table:table-cell table:style-name="ce3" table:number-columns-repeated="18"/>
        </table:table-row>
        <table:table-row table:style-name="ro1">
          <table:table-cell office:value-type="string" calcext:value-type="string">
            <text:p>CC/GWP (kg CO2 -eq)</text:p>
          </table:table-cell>
          <table:table-cell/>
          <table:table-cell office:value-type="string" calcext:value-type="string">
            <text:p>9.88E+01</text:p>
          </table:table-cell>
          <table:table-cell office:value-type="string" calcext:value-type="string">
            <text:p>2.84E+04</text:p>
          </table:table-cell>
          <table:table-cell office:value-type="string" calcext:value-type="string">
            <text:p>5.06E+02</text:p>
          </table:table-cell>
          <table:table-cell office:value-type="float" office:value="0.3" calcext:value-type="float">
            <text:p>3.00E-01</text:p>
          </table:table-cell>
          <table:table-cell office:value-type="float" office:value="0.45" calcext:value-type="float">
            <text:p>4.50E-01</text:p>
          </table:table-cell>
          <table:table-cell office:value-type="float" office:value="3" calcext:value-type="float">
            <text:p>3.00E+00</text:p>
          </table:table-cell>
          <table:table-cell office:value-type="float" office:value="2.72" calcext:value-type="float">
            <text:p>2.72E+00</text:p>
          </table:table-cell>
          <table:table-cell office:value-type="float" office:value="0.49" calcext:value-type="float">
            <text:p>4.90E-01</text:p>
          </table:table-cell>
          <table:table-cell office:value-type="float" office:value="1.211" calcext:value-type="float">
            <text:p>1.21E+00</text:p>
          </table:table-cell>
          <table:table-cell office:value-type="float" office:value="1.451" calcext:value-type="float">
            <text:p>1.45E+00</text:p>
          </table:table-cell>
          <table:table-cell office:value-type="float" office:value="8.177" calcext:value-type="float">
            <text:p>8.18E+00</text:p>
          </table:table-cell>
          <table:table-cell office:value-type="float" office:value="0.15" calcext:value-type="float">
            <text:p>1.50E-01</text:p>
          </table:table-cell>
          <table:table-cell office:value-type="float" office:value="0.68" calcext:value-type="float">
            <text:p>6.80E-01</text:p>
          </table:table-cell>
          <table:table-cell office:value-type="float" office:value="1.33" calcext:value-type="float">
            <text:p>1.33E+00</text:p>
          </table:table-cell>
          <table:table-cell office:value-type="float" office:value="0.56" calcext:value-type="float">
            <text:p>5.60E-01</text:p>
          </table:table-cell>
          <table:table-cell office:value-type="float" office:value="0.48" calcext:value-type="float">
            <text:p>4.80E-01</text:p>
          </table:table-cell>
          <table:table-cell office:value-type="float" office:value="0.89" calcext:value-type="float">
            <text:p>8.90E-01</text:p>
          </table:table-cell>
          <table:table-cell office:value-type="float" office:value="8.9" calcext:value-type="float">
            <text:p>8.90E+00</text:p>
          </table:table-cell>
          <table:table-cell office:value-type="float" office:value="17.8" calcext:value-type="float">
            <text:p>1.78E+01</text:p>
          </table:table-cell>
          <table:table-cell office:value-type="float" office:value="0.39" calcext:value-type="float">
            <text:p>3.90E-01</text:p>
          </table:table-cell>
          <table:table-cell office:value-type="float" office:value="7.1" calcext:value-type="float">
            <text:p>7.10E+00</text:p>
          </table:table-cell>
          <table:table-cell office:value-type="float" office:value="0.29" calcext:value-type="float">
            <text:p>2.90E-01</text:p>
          </table:table-cell>
        </table:table-row>
        <table:table-row table:style-name="ro1">
          <table:table-cell office:value-type="string" calcext:value-type="string">
            <text:p>TA (kg SO2 -eq)</text:p>
          </table:table-cell>
          <table:table-cell/>
          <table:table-cell office:value-type="string" calcext:value-type="string">
            <text:p>1.33E-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E (kg P eq)</text:p>
          </table:table-cell>
          <table:table-cell/>
          <table:table-cell office:value-type="string" calcext:value-type="string">
            <text:p>2.23E-03</text:p>
          </table:table-cell>
          <table:table-cell office:value-type="string" calcext:value-type="string">
            <text:p>8.54E+00</text:p>
          </table:table-cell>
          <table:table-cell office:value-type="string" calcext:value-type="string">
            <text:p>1.42E-01</text:p>
          </table:table-cell>
          <table:table-cell table:number-columns-repeated="8"/>
          <table:table-cell office:value-type="float" office:value="0.26" calcext:value-type="float">
            <text:p>2.60E-01</text:p>
          </table:table-cell>
          <table:table-cell office:value-type="float" office:value="1.1" calcext:value-type="float">
            <text:p>1.10E+00</text:p>
          </table:table-cell>
          <table:table-cell office:value-type="float" office:value="13.5" calcext:value-type="float">
            <text:p>1.35E+01</text:p>
          </table:table-cell>
          <table:table-cell office:value-type="float" office:value="5.1" calcext:value-type="float">
            <text:p>5.10E+00</text:p>
          </table:table-cell>
          <table:table-cell office:value-type="float" office:value="3.1" calcext:value-type="float">
            <text:p>3.10E+00</text:p>
          </table:table-cell>
          <table:table-cell office:value-type="float" office:value="1.3" calcext:value-type="float">
            <text:p>1.30E+00</text:p>
          </table:table-cell>
          <table:table-cell table:style-name="ce12" office:value-type="float" office:value="38" calcext:value-type="float">
            <text:p>3,80E+01</text:p>
          </table:table-cell>
          <table:table-cell table:style-name="ce12" office:value-type="float" office:value="130" calcext:value-type="float">
            <text:p>1,30E+02</text:p>
          </table:table-cell>
          <table:table-cell table:style-name="ce12" office:value-type="string" calcext:value-type="string">
            <text:p>5.88E-5</text:p>
          </table:table-cell>
          <table:table-cell table:style-name="ce12" office:value-type="string" calcext:value-type="string">
            <text:p>3.10E-4</text:p>
          </table:table-cell>
          <table:table-cell table:style-name="ce12" office:value-type="string" calcext:value-type="string">
            <text:p>1.27E-5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/>
          <table:table-cell office:value-type="string" calcext:value-type="string">
            <text:p>2.57E-01</text:p>
          </table:table-cell>
          <table:table-cell table:number-columns-repeated="2"/>
          <table:table-cell office:value-type="float" office:value="56.3" calcext:value-type="float">
            <text:p>5.63E+01</text:p>
          </table:table-cell>
          <table:table-cell office:value-type="float" office:value="87.5" calcext:value-type="float">
            <text:p>8.75E+01</text:p>
          </table:table-cell>
          <table:table-cell office:value-type="float" office:value="28.25" calcext:value-type="float">
            <text:p>2.83E+01</text:p>
          </table:table-cell>
          <table:table-cell office:value-type="float" office:value="12.05" calcext:value-type="float">
            <text:p>1.21E+01</text:p>
          </table:table-cell>
          <table:table-cell table:number-columns-repeated="5"/>
          <table:table-cell table:style-name="ce11"/>
          <table:table-cell table:number-columns-repeated="4"/>
          <table:table-cell table:style-name="ce12" table:number-columns-repeated="2"/>
          <table:table-cell table:style-name="ce12" office:value-type="string" calcext:value-type="string">
            <text:p>3.3E-2</text:p>
          </table:table-cell>
          <table:table-cell table:style-name="ce12" office:value-type="string" calcext:value-type="string">
            <text:p>1.9E-2</text:p>
          </table:table-cell>
          <table:table-cell table:style-name="ce12" office:value-type="string" calcext:value-type="string">
            <text:p>1.7E-2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/>
          <table:table-cell office:value-type="string" calcext:value-type="string">
            <text:p>3.75E+03</text:p>
          </table:table-cell>
          <table:table-cell table:number-columns-repeated="2"/>
          <table:table-cell office:value-type="float" office:value="0.34" calcext:value-type="float">
            <text:p>3.40E-01</text:p>
          </table:table-cell>
          <table:table-cell office:value-type="float" office:value="0.57" calcext:value-type="float">
            <text:p>5.70E-01</text:p>
          </table:table-cell>
          <table:table-cell office:value-type="float" office:value="0.23" calcext:value-type="float">
            <text:p>2.30E-01</text:p>
          </table:table-cell>
          <table:table-cell office:value-type="float" office:value="0.09" calcext:value-type="float">
            <text:p>9.00E-02</text:p>
          </table:table-cell>
          <table:table-cell table:number-columns-repeated="10"/>
          <table:table-cell table:style-name="ce12" table:number-columns-repeated="5"/>
        </table:table-row>
        <table:table-row table:style-name="ro1">
          <table:table-cell office:value-type="string" calcext:value-type="string">
            <text:p>Highest impact poin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electricity use</text:p>
          </table:table-cell>
          <table:table-cell table:style-name="ce10" table:number-columns-repeated="4"/>
          <table:table-cell table:style-name="ce3" table:number-columns-repeated="11"/>
        </table:table-row>
        <table:table-row table:style-name="ro3">
          <table:table-cell table:style-name="ce5" office:value-type="string" calcext:value-type="string">
            <text:p>Impact categories Environmental Footprint method</text:p>
          </table:table-cell>
          <table:table-cell table:number-columns-repeated="4"/>
          <table:table-cell table:style-name="ce3" table:number-columns-repeated="19"/>
        </table:table-row>
        <table:table-row table:style-name="ro1">
          <table:table-cell office:value-type="string" calcext:value-type="string">
            <text:p>Climate change (CC) </text:p>
          </table:table-cell>
          <table:table-cell office:value-type="string" calcext:value-type="string">
            <text:p>kg CO2 eq</text:p>
          </table:table-cell>
          <table:table-cell table:style-name="ce8" office:value-type="float" office:value="98.8" calcext:value-type="float">
            <text:p>9.88E+01</text:p>
          </table:table-cell>
          <table:table-cell table:style-name="ce8" office:value-type="float" office:value="28400" calcext:value-type="float">
            <text:p>2.84E+04</text:p>
          </table:table-cell>
          <table:table-cell table:style-name="ce8" office:value-type="float" office:value="506" calcext:value-type="float">
            <text:p>5.06E+02</text:p>
          </table:table-cell>
          <table:table-cell office:value-type="float" office:value="0.3" calcext:value-type="float">
            <text:p>3.00E-01</text:p>
          </table:table-cell>
          <table:table-cell office:value-type="float" office:value="0.45" calcext:value-type="float">
            <text:p>4.50E-01</text:p>
          </table:table-cell>
          <table:table-cell office:value-type="float" office:value="3" calcext:value-type="float">
            <text:p>3.00E+00</text:p>
          </table:table-cell>
          <table:table-cell office:value-type="float" office:value="2.72" calcext:value-type="float">
            <text:p>2.72E+00</text:p>
          </table:table-cell>
          <table:table-cell office:value-type="float" office:value="0.49" calcext:value-type="float">
            <text:p>4.90E-01</text:p>
          </table:table-cell>
          <table:table-cell office:value-type="float" office:value="1.211" calcext:value-type="float">
            <text:p>1.21E+00</text:p>
          </table:table-cell>
          <table:table-cell office:value-type="float" office:value="1.451" calcext:value-type="float">
            <text:p>1.45E+00</text:p>
          </table:table-cell>
          <table:table-cell office:value-type="float" office:value="8.177" calcext:value-type="float">
            <text:p>8.18E+00</text:p>
          </table:table-cell>
          <table:table-cell office:value-type="float" office:value="0.15" calcext:value-type="float">
            <text:p>1.50E-01</text:p>
          </table:table-cell>
          <table:table-cell office:value-type="float" office:value="0.68" calcext:value-type="float">
            <text:p>6.80E-01</text:p>
          </table:table-cell>
          <table:table-cell office:value-type="float" office:value="1.33" calcext:value-type="float">
            <text:p>1.33E+00</text:p>
          </table:table-cell>
          <table:table-cell office:value-type="float" office:value="0.56" calcext:value-type="float">
            <text:p>5.60E-01</text:p>
          </table:table-cell>
          <table:table-cell office:value-type="float" office:value="0.48" calcext:value-type="float">
            <text:p>4.80E-01</text:p>
          </table:table-cell>
          <table:table-cell office:value-type="float" office:value="0.89" calcext:value-type="float">
            <text:p>8.90E-01</text:p>
          </table:table-cell>
          <table:table-cell office:value-type="float" office:value="8.9" calcext:value-type="float">
            <text:p>8.90E+00</text:p>
          </table:table-cell>
          <table:table-cell office:value-type="float" office:value="17.8" calcext:value-type="float">
            <text:p>1.78E+01</text:p>
          </table:table-cell>
          <table:table-cell office:value-type="float" office:value="0.39" calcext:value-type="float">
            <text:p>3.90E-01</text:p>
          </table:table-cell>
          <table:table-cell office:value-type="float" office:value="7.1" calcext:value-type="float">
            <text:p>7.10E+00</text:p>
          </table:table-cell>
          <table:table-cell office:value-type="float" office:value="0.29" calcext:value-type="float">
            <text:p>2.90E-01</text:p>
          </table:table-cell>
        </table:table-row>
        <table:table-row table:style-name="ro1">
          <table:table-cell office:value-type="string" calcext:value-type="string">
            <text:p>Freshwater eutrophication (FE)</text:p>
          </table:table-cell>
          <table:table-cell office:value-type="string" calcext:value-type="string">
            <text:p>kg P eq</text:p>
          </table:table-cell>
          <table:table-cell table:style-name="ce8" office:value-type="float" office:value="0.00223" calcext:value-type="float">
            <text:p>2.23E-03</text:p>
          </table:table-cell>
          <table:table-cell table:style-name="ce8" office:value-type="float" office:value="8.54" calcext:value-type="float">
            <text:p>8.54E+00</text:p>
          </table:table-cell>
          <table:table-cell table:style-name="ce8" office:value-type="float" office:value="0.142" calcext:value-type="float">
            <text:p>1.42E-01</text:p>
          </table:table-cell>
          <table:table-cell table:number-columns-repeated="8"/>
          <table:table-cell office:value-type="float" office:value="0.000026" calcext:value-type="float">
            <text:p>2.60E-05</text:p>
          </table:table-cell>
          <table:table-cell office:value-type="float" office:value="0.000073" calcext:value-type="float">
            <text:p>7.30E-05</text:p>
          </table:table-cell>
          <table:table-cell office:value-type="float" office:value="0.0014" calcext:value-type="float">
            <text:p>1.40E-03</text:p>
          </table:table-cell>
          <table:table-cell office:value-type="float" office:value="0.00051" calcext:value-type="float">
            <text:p>5.10E-04</text:p>
          </table:table-cell>
          <table:table-cell office:value-type="float" office:value="0.00031" calcext:value-type="float">
            <text:p>3.10E-04</text:p>
          </table:table-cell>
          <table:table-cell office:value-type="float" office:value="0.00062" calcext:value-type="float">
            <text:p>6.20E-04</text:p>
          </table:table-cell>
          <table:table-cell office:value-type="float" office:value="0.0038" calcext:value-type="float">
            <text:p>3.80E-03</text:p>
          </table:table-cell>
          <table:table-cell office:value-type="float" office:value="0.013" calcext:value-type="float">
            <text:p>1.30E-02</text:p>
          </table:table-cell>
          <table:table-cell office:value-type="float" office:value="0.0000588" calcext:value-type="float">
            <text:p>5.88E-05</text:p>
          </table:table-cell>
          <table:table-cell office:value-type="float" office:value="0.00031" calcext:value-type="float">
            <text:p>3.10E-04</text:p>
          </table:table-cell>
          <table:table-cell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arine eutrophication (ME)</text:p>
          </table:table-cell>
          <table:table-cell office:value-type="string" calcext:value-type="string">
            <text:p>kg N eq</text:p>
          </table:table-cell>
          <table:table-cell table:style-name="ce8"/>
          <table:table-cell table:style-name="ce8" office:value-type="float" office:value="33.4" calcext:value-type="float">
            <text:p>3.34E+01</text:p>
          </table:table-cell>
          <table:table-cell table:style-name="ce8" office:value-type="float" office:value="0.979" calcext:value-type="float">
            <text:p>9.79E-01</text:p>
          </table:table-cell>
          <table:table-cell table:number-columns-repeated="8"/>
          <table:table-cell office:value-type="float" office:value="0.00033" calcext:value-type="float">
            <text:p>3.30E-04</text:p>
          </table:table-cell>
          <table:table-cell office:value-type="float" office:value="0.0016" calcext:value-type="float">
            <text:p>1.60E-03</text:p>
          </table:table-cell>
          <table:table-cell office:value-type="float" office:value="0.0018" calcext:value-type="float">
            <text:p>1.80E-03</text:p>
          </table:table-cell>
          <table:table-cell office:value-type="float" office:value="0.00065" calcext:value-type="float">
            <text:p>6.50E-04</text:p>
          </table:table-cell>
          <table:table-cell office:value-type="float" office:value="0.00051" calcext:value-type="float">
            <text:p>5.10E-04</text:p>
          </table:table-cell>
          <table:table-cell office:value-type="float" office:value="0.00081" calcext:value-type="float">
            <text:p>8.10E-04</text:p>
          </table:table-cell>
          <table:table-cell office:value-type="float" office:value="0.0085" calcext:value-type="float">
            <text:p>8.50E-03</text:p>
          </table:table-cell>
          <table:table-cell office:value-type="float" office:value="0.033" calcext:value-type="float">
            <text:p>3.30E-02</text:p>
          </table:table-cell>
          <table:table-cell office:value-type="float" office:value="0.000114" calcext:value-type="float">
            <text:p>1.14E-04</text:p>
          </table:table-cell>
          <table:table-cell office:value-type="float" office:value="0.000891" calcext:value-type="float">
            <text:p>8.91E-04</text:p>
          </table:table-cell>
          <table:table-cell office:value-type="float" office:value="0.00137" calcext:value-type="float">
            <text:p>1.37E-03</text:p>
          </table:table-cell>
        </table:table-row>
        <table:table-row table:style-name="ro1">
          <table:table-cell office:value-type="string" calcext:value-type="string">
            <text:p>Freshwater ecotoxicity (ET)</text:p>
          </table:table-cell>
          <table:table-cell office:value-type="string" calcext:value-type="string">
            <text:p>CTUe</text:p>
          </table:table-cell>
          <table:table-cell table:style-name="ce8"/>
          <table:table-cell table:style-name="ce8" office:value-type="float" office:value="886000" calcext:value-type="float">
            <text:p>8.86E+05</text:p>
          </table:table-cell>
          <table:table-cell table:style-name="ce8" office:value-type="float" office:value="44400" calcext:value-type="float">
            <text:p>4.44E+04</text:p>
          </table:table-cell>
          <table:table-cell table:number-columns-repeated="8"/>
          <table:table-cell office:value-type="float" office:value="0.15" calcext:value-type="float">
            <text:p>1.50E-01</text:p>
          </table:table-cell>
          <table:table-cell office:value-type="float" office:value="1.3" calcext:value-type="float">
            <text:p>1.30E+00</text:p>
          </table:table-cell>
          <table:table-cell office:value-type="float" office:value="1.67" calcext:value-type="float">
            <text:p>1.67E+00</text:p>
          </table:table-cell>
          <table:table-cell office:value-type="float" office:value="0.77" calcext:value-type="float">
            <text:p>7.70E-01</text:p>
          </table:table-cell>
          <table:table-cell office:value-type="float" office:value="0.58" calcext:value-type="float">
            <text:p>5.80E-01</text:p>
          </table:table-cell>
          <table:table-cell office:value-type="float" office:value="8.4" calcext:value-type="float">
            <text:p>8.40E+00</text:p>
          </table:table-cell>
          <table:table-cell office:value-type="float" office:value="3.2" calcext:value-type="float">
            <text:p>3.20E+00</text:p>
          </table:table-cell>
          <table:table-cell office:value-type="float" office:value="8.4" calcext:value-type="float">
            <text:p>8.4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use (LU)</text:p>
          </table:table-cell>
          <table:table-cell office:value-type="string" calcext:value-type="string">
            <text:p>Pt</text:p>
          </table:table-cell>
          <table:table-cell table:style-name="ce8"/>
          <table:table-cell table:style-name="ce8" office:value-type="float" office:value="1770000" calcext:value-type="float">
            <text:p>1.77E+06</text:p>
          </table:table-cell>
          <table:table-cell table:style-name="ce8" office:value-type="float" office:value="7800" calcext:value-type="float">
            <text:p>7.80E+03</text:p>
          </table:table-cell>
          <table:table-cell table:number-columns-repeated="8"/>
          <table:table-cell office:value-type="float" office:value="0.67" calcext:value-type="float">
            <text:p>6.70E-01</text:p>
          </table:table-cell>
          <table:table-cell office:value-type="float" office:value="6" calcext:value-type="float">
            <text:p>6.00E+00</text:p>
          </table:table-cell>
          <table:table-cell office:value-type="float" office:value="2.5" calcext:value-type="float">
            <text:p>2.50E+00</text:p>
          </table:table-cell>
          <table:table-cell office:value-type="float" office:value="3.3" calcext:value-type="float">
            <text:p>3.30E+00</text:p>
          </table:table-cell>
          <table:table-cell office:value-type="float" office:value="3.1" calcext:value-type="float">
            <text:p>3.10E+00</text:p>
          </table:table-cell>
          <table:table-cell office:value-type="float" office:value="1.6" calcext:value-type="float">
            <text:p>1.60E+00</text:p>
          </table:table-cell>
          <table:table-cell office:value-type="float" office:value="9" calcext:value-type="float">
            <text:p>9.00E+00</text:p>
          </table:table-cell>
          <table:table-cell office:value-type="float" office:value="36" calcext:value-type="float">
            <text:p>3.60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use (WU)</text:p>
          </table:table-cell>
          <table:table-cell office:value-type="string" calcext:value-type="string">
            <text:p>m^3 depriv.</text:p>
          </table:table-cell>
          <table:table-cell table:style-name="ce8"/>
          <table:table-cell table:style-name="ce8" office:value-type="float" office:value="2740" calcext:value-type="float">
            <text:p>2.74E+03</text:p>
          </table:table-cell>
          <table:table-cell table:style-name="ce8" office:value-type="float" office:value="145" calcext:value-type="float">
            <text:p>1.45E+02</text:p>
          </table:table-cell>
          <table:table-cell table:number-columns-repeated="8"/>
          <table:table-cell office:value-type="float" office:value="2.2" calcext:value-type="float">
            <text:p>2.20E+00</text:p>
          </table:table-cell>
          <table:table-cell table:style-name="ce11" office:value-type="float" office:value="13" calcext:value-type="float">
            <text:p>1.30E+01</text:p>
          </table:table-cell>
          <table:table-cell office:value-type="float" office:value="111" calcext:value-type="float">
            <text:p>1.11E+02</text:p>
          </table:table-cell>
          <table:table-cell office:value-type="float" office:value="18" calcext:value-type="float">
            <text:p>1.80E+01</text:p>
          </table:table-cell>
          <table:table-cell office:value-type="float" office:value="17" calcext:value-type="float">
            <text:p>1.70E+01</text:p>
          </table:table-cell>
          <table:table-cell office:value-type="float" office:value="37" calcext:value-type="float">
            <text:p>3.70E+01</text:p>
          </table:table-cell>
          <table:table-cell office:value-type="float" office:value="23" calcext:value-type="float">
            <text:p>2.30E+01</text:p>
          </table:table-cell>
          <table:table-cell office:value-type="float" office:value="24" calcext:value-type="float">
            <text:p>2.40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sil resource use (FRU)</text:p>
          </table:table-cell>
          <table:table-cell office:value-type="string" calcext:value-type="string">
            <text:p>MJ</text:p>
          </table:table-cell>
          <table:table-cell table:style-name="ce8"/>
          <table:table-cell table:style-name="ce8" office:value-type="float" office:value="331000" calcext:value-type="float">
            <text:p>3.31E+05</text:p>
          </table:table-cell>
          <table:table-cell table:style-name="ce8" office:value-type="float" office:value="3270" calcext:value-type="float">
            <text:p>3.27E+03</text:p>
          </table:table-cell>
          <table:table-cell table:number-columns-repeated="8"/>
          <table:table-cell office:value-type="float" office:value="1.4" calcext:value-type="float">
            <text:p>1.40E+00</text:p>
          </table:table-cell>
          <table:table-cell office:value-type="float" office:value="8.7" calcext:value-type="float">
            <text:p>8.70E+00</text:p>
          </table:table-cell>
          <table:table-cell office:value-type="float" office:value="17" calcext:value-type="float">
            <text:p>1.70E+01</text:p>
          </table:table-cell>
          <table:table-cell office:value-type="float" office:value="5.2" calcext:value-type="float">
            <text:p>5.20E+00</text:p>
          </table:table-cell>
          <table:table-cell office:value-type="float" office:value="4.1" calcext:value-type="float">
            <text:p>4.10E+00</text:p>
          </table:table-cell>
          <table:table-cell office:value-type="float" office:value="12" calcext:value-type="float">
            <text:p>1.20E+01</text:p>
          </table:table-cell>
          <table:table-cell office:value-type="float" office:value="180" calcext:value-type="float">
            <text:p>1.80E+02</text:p>
          </table:table-cell>
          <table:table-cell office:value-type="float" office:value="240" calcext:value-type="float">
            <text:p>2.40E+02</text:p>
          </table:table-cell>
          <table:table-cell table:number-columns-repeated="3"/>
        </table:table-row>
      </table:table>
      <table:table table:name="Sandison_norm" table:style-name="ta1">
        <table:table-column table:style-name="co1" table:default-cell-style-name="ce9"/>
        <table:table-column table:style-name="co1" table:number-columns-repeated="4" table:default-cell-style-name="ce13"/>
        <table:table-row table:style-name="ro1">
          <table:table-cell/>
          <table:table-cell table:style-name="ce9" office:value-type="string" calcext:value-type="string">
            <text:p>OF UK</text:p>
          </table:table-cell>
          <table:table-cell table:style-name="ce9" office:value-type="string" calcext:value-type="string">
            <text:p>OF S</text:p>
          </table:table-cell>
          <table:table-cell table:style-name="ce9" office:value-type="string" calcext:value-type="string">
            <text:p>GH</text:p>
          </table:table-cell>
          <table:table-cell table:style-name="ce9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-eq)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.0</text:p>
          </table:table-cell>
          <table:table-cell office:value-type="float" office:value="9.06666666666666" calcext:value-type="float">
            <text:p>9.1</text:p>
          </table:table-cell>
        </table:table-row>
        <table:table-row table:style-name="ro1">
          <table:table-cell office:value-type="string" calcext:value-type="string">
            <text:p>Water Footprint (m³)</text:p>
          </table:table-cell>
          <table:table-cell office:value-type="float" office:value="1" calcext:value-type="float">
            <text:p>1.0</text:p>
          </table:table-cell>
          <table:table-cell office:value-type="float" office:value="1.55417406749556" calcext:value-type="float">
            <text:p>1.6</text:p>
          </table:table-cell>
          <table:table-cell office:value-type="float" office:value="0.501776198934281" calcext:value-type="float">
            <text:p>0.5</text:p>
          </table:table-cell>
          <table:table-cell office:value-type="float" office:value="0.214031971580817" calcext:value-type="float">
            <text:p>0.2</text:p>
          </table:table-cell>
        </table:table-row>
        <table:table-row table:style-name="ro1">
          <table:table-cell office:value-type="string" calcext:value-type="string">
            <text:p>Land Footprint (m²)</text:p>
          </table:table-cell>
          <table:table-cell office:value-type="float" office:value="1" calcext:value-type="float">
            <text:p>1.0</text:p>
          </table:table-cell>
          <table:table-cell office:value-type="float" office:value="1.67647058823529" calcext:value-type="float">
            <text:p>1.7</text:p>
          </table:table-cell>
          <table:table-cell office:value-type="float" office:value="0.676470588235294" calcext:value-type="float">
            <text:p>0.7</text:p>
          </table:table-cell>
          <table:table-cell office:value-type="float" office:value="0.264705882352941" calcext:value-type="float">
            <text:p>0.3</text:p>
          </table:table-cell>
        </table:table-row>
      </table:table>
      <table:table table:name="Sorensen_norm_GH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1" calcext:value-type="float">
            <text:p>1.0</text:p>
          </table:table-cell>
          <table:table-cell office:value-type="float" office:value="56.1264822134387" calcext:value-type="float">
            <text:p>56.1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1" calcext:value-type="float">
            <text:p>1.0</text:p>
          </table:table-cell>
          <table:table-cell office:value-type="float" office:value="60.1408450704225" calcext:value-type="float">
            <text:p>60.1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1" calcext:value-type="float">
            <text:p>1.0</text:p>
          </table:table-cell>
          <table:table-cell office:value-type="float" office:value="34.1164453524004" calcext:value-type="float">
            <text:p>34.1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1" calcext:value-type="float">
            <text:p>1.0</text:p>
          </table:table-cell>
          <table:table-cell office:value-type="float" office:value="19.954954954955" calcext:value-type="float">
            <text:p>20.0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1" calcext:value-type="float">
            <text:p>1.0</text:p>
          </table:table-cell>
          <table:table-cell office:value-type="float" office:value="226.923076923077" calcext:value-type="float">
            <text:p>226.9</text:p>
          </table:table-cell>
        </table:table-row>
        <table:table-row table:style-name="ro1">
          <table:table-cell office:value-type="string" calcext:value-type="string">
            <text:p>Water use (m³ depriv.)</text:p>
          </table:table-cell>
          <table:table-cell office:value-type="float" office:value="1" calcext:value-type="float">
            <text:p>1.0</text:p>
          </table:table-cell>
          <table:table-cell office:value-type="float" office:value="18.8965517241379" calcext:value-type="float">
            <text:p>18.9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" calcext:value-type="float">
            <text:p>1.0</text:p>
          </table:table-cell>
          <table:table-cell office:value-type="float" office:value="101.223241590214" calcext:value-type="float">
            <text:p>101.2</text:p>
          </table:table-cell>
        </table:table-row>
      </table:table>
      <table:table table:name="Sorensen_Wind" table:style-name="ta1"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ce31"/>
        <table:table-row table:style-name="ro1">
          <table:table-cell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VF</text:p>
          </table:table-cell>
          <table:table-cell table:style-name="Default" office:value-type="string" calcext:value-type="string">
            <text:p>VF Wind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1" calcext:value-type="float">
            <text:p>1.0</text:p>
          </table:table-cell>
          <table:table-cell office:value-type="float" office:value="56.1264822134387" calcext:value-type="float">
            <text:p>56.1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1" calcext:value-type="float">
            <text:p>1.0</text:p>
          </table:table-cell>
          <table:table-cell office:value-type="float" office:value="60.1408450704225" calcext:value-type="float">
            <text:p>60.1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1" calcext:value-type="float">
            <text:p>1.0</text:p>
          </table:table-cell>
          <table:table-cell office:value-type="float" office:value="34.1164453524004" calcext:value-type="float">
            <text:p>34.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1" calcext:value-type="float">
            <text:p>1.0</text:p>
          </table:table-cell>
          <table:table-cell office:value-type="float" office:value="19.954954954955" calcext:value-type="float">
            <text:p>20.0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1" calcext:value-type="float">
            <text:p>1.0</text:p>
          </table:table-cell>
          <table:table-cell office:value-type="float" office:value="226.923076923077" calcext:value-type="float">
            <text:p>226.9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Water use (m³ depriv.)</text:p>
          </table:table-cell>
          <table:table-cell office:value-type="float" office:value="1" calcext:value-type="float">
            <text:p>1.0</text:p>
          </table:table-cell>
          <table:table-cell office:value-type="float" office:value="18.8965517241379" calcext:value-type="float">
            <text:p>18.9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" calcext:value-type="float">
            <text:p>1.0</text:p>
          </table:table-cell>
          <table:table-cell office:value-type="float" office:value="101.223241590214" calcext:value-type="float">
            <text:p>101.2</text:p>
          </table:table-cell>
          <table:table-cell office:value-type="string" calcext:value-type="string">
            <text:p>5.6</text:p>
          </table:table-cell>
        </table:table-row>
      </table:table>
      <table:table table:name="Blom_norm_GH" table:style-name="ta1">
        <table:table-column table:style-name="co1" table:default-cell-style-name="Default"/>
        <table:table-column table:style-name="co1" table:number-columns-repeated="4" table:default-cell-style-name="ce6"/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GH(s)</text:p>
          </table:table-cell>
          <table:table-cell office:value-type="string" calcext:value-type="string">
            <text:p>GH(b)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-eq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.47142857142857" calcext:value-type="float">
            <text:p>2.5</text:p>
          </table:table-cell>
          <table:table-cell table:style-name="ce14" office:value-type="float" office:value="2.96122448979592" calcext:value-type="float">
            <text:p>3.0</text:p>
          </table:table-cell>
          <table:table-cell table:style-name="ce14" office:value-type="float" office:value="16.6877551020408" calcext:value-type="float">
            <text:p>16.7</text:p>
          </table:table-cell>
        </table:table-row>
      </table:table>
      <table:table table:name="Casey_norm" table:style-name="ta1">
        <table:table-column table:style-name="co1" table:default-cell-style-name="Default"/>
        <table:table-column table:style-name="co1" table:number-columns-repeated="3" table:default-cell-style-name="ce14"/>
        <table:table-row table:style-name="ro1">
          <table:table-cell/>
          <table:table-cell table:style-name="Default" office:value-type="string" calcext:value-type="string">
            <text:p>OF GB</text:p>
          </table:table-cell>
          <table:table-cell table:style-name="Default" office:value-type="string" calcext:value-type="string">
            <text:p>OF S</text:p>
          </table:table-cell>
          <table:table-cell table:style-name="Default" office:value-type="string" calcext:value-type="string">
            <text:p>VF GB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1" calcext:value-type="float">
            <text:p>1.0</text:p>
          </table:table-cell>
          <table:table-cell office:value-type="float" office:value="4.53333333333333" calcext:value-type="float">
            <text:p>4.5</text:p>
          </table:table-cell>
          <table:table-cell office:value-type="float" office:value="59.3333333333333" calcext:value-type="float">
            <text:p>59.3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1" calcext:value-type="float">
            <text:p>1.0</text:p>
          </table:table-cell>
          <table:table-cell office:value-type="float" office:value="2.80769230769231" calcext:value-type="float">
            <text:p>2.8</text:p>
          </table:table-cell>
          <table:table-cell office:value-type="float" office:value="146.153846153846" calcext:value-type="float">
            <text:p>146.2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1" calcext:value-type="float">
            <text:p>1.0</text:p>
          </table:table-cell>
          <table:table-cell office:value-type="float" office:value="4.84848484848485" calcext:value-type="float">
            <text:p>4.8</text:p>
          </table:table-cell>
          <table:table-cell office:value-type="float" office:value="25.7575757575758" calcext:value-type="float">
            <text:p>25.8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1" calcext:value-type="float">
            <text:p>1.0</text:p>
          </table:table-cell>
          <table:table-cell office:value-type="float" office:value="8.66666666666667" calcext:value-type="float">
            <text:p>8.7</text:p>
          </table:table-cell>
          <table:table-cell office:value-type="float" office:value="21.3333333333333" calcext:value-type="float">
            <text:p>21.3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1" calcext:value-type="float">
            <text:p>1.0</text:p>
          </table:table-cell>
          <table:table-cell office:value-type="float" office:value="8.95522388059701" calcext:value-type="float">
            <text:p>9.0</text:p>
          </table:table-cell>
          <table:table-cell office:value-type="float" office:value="13.4328358208955" calcext:value-type="float">
            <text:p>13.4</text:p>
          </table:table-cell>
        </table:table-row>
        <table:table-row table:style-name="ro1">
          <table:table-cell office:value-type="string" calcext:value-type="string">
            <text:p>Water use (m³ depriv.)</text:p>
          </table:table-cell>
          <table:table-cell office:value-type="float" office:value="1" calcext:value-type="float">
            <text:p>1.0</text:p>
          </table:table-cell>
          <table:table-cell office:value-type="float" office:value="5.90909090909091" calcext:value-type="float">
            <text:p>5.9</text:p>
          </table:table-cell>
          <table:table-cell office:value-type="float" office:value="10.4545454545455" calcext:value-type="float">
            <text:p>10.5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" calcext:value-type="float">
            <text:p>1.0</text:p>
          </table:table-cell>
          <table:table-cell office:value-type="float" office:value="6.21428571428571" calcext:value-type="float">
            <text:p>6.2</text:p>
          </table:table-cell>
          <table:table-cell office:value-type="float" office:value="128.571428571429" calcext:value-type="float">
            <text:p>128.6</text:p>
          </table:table-cell>
        </table:table-row>
      </table:table>
      <table:table table:name="Casey_Wind" table:style-name="ta1">
        <table:table-column table:style-name="co1" table:default-cell-style-name="Default"/>
        <table:table-column table:style-name="co1" table:number-columns-repeated="7" table:default-cell-style-name="ce14"/>
        <table:table-row table:style-name="ro1">
          <table:table-cell/>
          <table:table-cell table:style-name="Default" office:value-type="string" calcext:value-type="string">
            <text:p>OF GB</text:p>
          </table:table-cell>
          <table:table-cell table:style-name="Default" office:value-type="string" calcext:value-type="string">
            <text:p>VF NO</text:p>
          </table:table-cell>
          <table:table-cell table:style-name="Default" office:value-type="string" calcext:value-type="string">
            <text:p>VF GB</text:p>
          </table:table-cell>
          <table:table-cell table:style-name="Default" office:value-type="string" calcext:value-type="string">
            <text:p>VF ZA</text:p>
          </table:table-cell>
          <table:table-cell table:style-name="Default" office:value-type="string" calcext:value-type="string">
            <text:p>VF Solar</text:p>
          </table:table-cell>
          <table:table-cell table:style-name="Default" office:value-type="string" calcext:value-type="string">
            <text:p>VF Wind</text:p>
          </table:table-cell>
          <table:table-cell table:style-name="Default" office:value-type="string" calcext:value-type="string">
            <text:p>VF WindG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1" calcext:value-type="float">
            <text:p>1.0</text:p>
          </table:table-cell>
          <table:table-cell office:value-type="float" office:value="5.93333333333333" calcext:value-type="float">
            <text:p>5.9</text:p>
          </table:table-cell>
          <table:table-cell office:value-type="float" office:value="59.3333333333333" calcext:value-type="float">
            <text:p>59.3</text:p>
          </table:table-cell>
          <table:table-cell office:value-type="float" office:value="118.666666666667" calcext:value-type="float">
            <text:p>118.7</text:p>
          </table:table-cell>
          <table:table-cell office:value-type="float" office:value="8.86666666666667" calcext:value-type="float">
            <text:p>8.9</text:p>
          </table:table-cell>
          <table:table-cell office:value-type="float" office:value="3.73333333333333" calcext:value-type="float">
            <text:p>3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1" calcext:value-type="float">
            <text:p>1.0</text:p>
          </table:table-cell>
          <table:table-cell office:value-type="float" office:value="23.8461538461538" calcext:value-type="float">
            <text:p>23.8</text:p>
          </table:table-cell>
          <table:table-cell office:value-type="float" office:value="146.153846153846" calcext:value-type="float">
            <text:p>146.2</text:p>
          </table:table-cell>
          <table:table-cell office:value-type="float" office:value="500" calcext:value-type="float">
            <text:p>500.0</text:p>
          </table:table-cell>
          <table:table-cell office:value-type="float" office:value="53.8461538461539" calcext:value-type="float">
            <text:p>53.8</text:p>
          </table:table-cell>
          <table:table-cell office:value-type="float" office:value="19.6153846153846" calcext:value-type="float">
            <text:p>19.6</text:p>
          </table:table-cell>
          <table:table-cell office:value-type="float" office:value="11.9230769230769" calcext:value-type="float">
            <text:p>11.9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1" calcext:value-type="float">
            <text:p>1.0</text:p>
          </table:table-cell>
          <table:table-cell office:value-type="float" office:value="2.45454545454545" calcext:value-type="float">
            <text:p>2.5</text:p>
          </table:table-cell>
          <table:table-cell office:value-type="float" office:value="25.7575757575758" calcext:value-type="float">
            <text:p>25.8</text:p>
          </table:table-cell>
          <table:table-cell office:value-type="float" office:value="100" calcext:value-type="float">
            <text:p>100.0</text:p>
          </table:table-cell>
          <table:table-cell office:value-type="float" office:value="5.45454545454545" calcext:value-type="float">
            <text:p>5.5</text:p>
          </table:table-cell>
          <table:table-cell office:value-type="float" office:value="1.96969696969697" calcext:value-type="float">
            <text:p>2.0</text:p>
          </table:table-cell>
          <table:table-cell office:value-type="float" office:value="1.54545454545455" calcext:value-type="float">
            <text:p>1.5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1" calcext:value-type="float">
            <text:p>1.0</text:p>
          </table:table-cell>
          <table:table-cell office:value-type="float" office:value="56" calcext:value-type="float">
            <text:p>56.0</text:p>
          </table:table-cell>
          <table:table-cell office:value-type="float" office:value="21.3333333333333" calcext:value-type="float">
            <text:p>21.3</text:p>
          </table:table-cell>
          <table:table-cell office:value-type="float" office:value="56" calcext:value-type="float">
            <text:p>56.0</text:p>
          </table:table-cell>
          <table:table-cell office:value-type="float" office:value="11.1333333333333" calcext:value-type="float">
            <text:p>11.1</text:p>
          </table:table-cell>
          <table:table-cell office:value-type="float" office:value="5.13333333333333" calcext:value-type="float">
            <text:p>5.1</text:p>
          </table:table-cell>
          <table:table-cell office:value-type="float" office:value="3.86666666666667" calcext:value-type="float">
            <text:p>3.9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1" calcext:value-type="float">
            <text:p>1.0</text:p>
          </table:table-cell>
          <table:table-cell office:value-type="float" office:value="2.38805970149254" calcext:value-type="float">
            <text:p>2.4</text:p>
          </table:table-cell>
          <table:table-cell office:value-type="float" office:value="13.4328358208955" calcext:value-type="float">
            <text:p>13.4</text:p>
          </table:table-cell>
          <table:table-cell office:value-type="float" office:value="53.7313432835821" calcext:value-type="float">
            <text:p>53.7</text:p>
          </table:table-cell>
          <table:table-cell office:value-type="float" office:value="3.73134328358209" calcext:value-type="float">
            <text:p>3.7</text:p>
          </table:table-cell>
          <table:table-cell office:value-type="float" office:value="4.92537313432836" calcext:value-type="float">
            <text:p>4.9</text:p>
          </table:table-cell>
          <table:table-cell office:value-type="float" office:value="4.62686567164179" calcext:value-type="float">
            <text:p>4.6</text:p>
          </table:table-cell>
        </table:table-row>
        <table:table-row table:style-name="ro1">
          <table:table-cell office:value-type="string" calcext:value-type="string">
            <text:p>Water use (m³ depriv.)</text:p>
          </table:table-cell>
          <table:table-cell office:value-type="float" office:value="1" calcext:value-type="float">
            <text:p>1.0</text:p>
          </table:table-cell>
          <table:table-cell office:value-type="float" office:value="16.8181818181818" calcext:value-type="float">
            <text:p>16.8</text:p>
          </table:table-cell>
          <table:table-cell office:value-type="float" office:value="10.4545454545455" calcext:value-type="float">
            <text:p>10.5</text:p>
          </table:table-cell>
          <table:table-cell office:value-type="float" office:value="10.9090909090909" calcext:value-type="float">
            <text:p>10.9</text:p>
          </table:table-cell>
          <table:table-cell office:value-type="float" office:value="50.4545454545455" calcext:value-type="float">
            <text:p>50.5</text:p>
          </table:table-cell>
          <table:table-cell office:value-type="float" office:value="8.18181818181818" calcext:value-type="float">
            <text:p>8.2</text:p>
          </table:table-cell>
          <table:table-cell office:value-type="float" office:value="7.72727272727273" calcext:value-type="float">
            <text:p>7.7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" calcext:value-type="float">
            <text:p>1.0</text:p>
          </table:table-cell>
          <table:table-cell office:value-type="float" office:value="8.57142857142857" calcext:value-type="float">
            <text:p>8.6</text:p>
          </table:table-cell>
          <table:table-cell office:value-type="float" office:value="128.571428571429" calcext:value-type="float">
            <text:p>128.6</text:p>
          </table:table-cell>
          <table:table-cell office:value-type="float" office:value="171.428571428571" calcext:value-type="float">
            <text:p>171.4</text:p>
          </table:table-cell>
          <table:table-cell office:value-type="float" office:value="12.1428571428571" calcext:value-type="float">
            <text:p>12.1</text:p>
          </table:table-cell>
          <table:table-cell office:value-type="float" office:value="3.71428571428571" calcext:value-type="float">
            <text:p>3.7</text:p>
          </table:table-cell>
          <table:table-cell office:value-type="float" office:value="2.92857142857143" calcext:value-type="float">
            <text:p>2.9</text:p>
          </table:table-cell>
        </table:table-row>
      </table:table>
      <table:table table:name="Romeo_norm_GH" table:style-name="ta1">
        <table:table-column table:style-name="co1" table:default-cell-style-name="ce9"/>
        <table:table-column table:style-name="co1" table:number-columns-repeated="3" table:default-cell-style-name="ce15"/>
        <table:table-row table:style-name="ro1"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-eq)</text:p>
          </table:table-cell>
          <table:table-cell office:value-type="float" office:value="1" calcext:value-type="float">
            <text:p>1.00</text:p>
          </table:table-cell>
          <table:table-cell office:value-type="float" office:value="24.4827586206897" calcext:value-type="float">
            <text:p>24.48</text:p>
          </table:table-cell>
          <table:table-cell office:value-type="float" office:value="1.3448275862069" calcext:value-type="float">
            <text:p>1.34</text:p>
          </table:table-cell>
        </table:table-row>
        <table:table-row table:style-name="ro1">
          <table:table-cell office:value-type="string" calcext:value-type="string">
            <text:p>Water Footprint (m³)</text:p>
          </table:table-cell>
          <table:table-cell office:value-type="float" office:value="1" calcext:value-type="float">
            <text:p>1.00</text:p>
          </table:table-cell>
          <table:table-cell office:value-type="float" office:value="24.4094488188976" calcext:value-type="float">
            <text:p>24.41</text:p>
          </table:table-cell>
          <table:table-cell office:value-type="float" office:value="4.62992125984252" calcext:value-type="float">
            <text:p>4.63</text:p>
          </table:table-cell>
        </table:table-row>
        <table:table-row table:style-name="ro1">
          <table:table-cell office:value-type="string" calcext:value-type="string">
            <text:p>Land Footprint (m²)</text:p>
          </table:table-cell>
          <table:table-cell office:value-type="float" office:value="1" calcext:value-type="float">
            <text:p>1.00</text:p>
          </table:table-cell>
          <table:table-cell office:value-type="float" office:value="0.65036496350365" calcext:value-type="float">
            <text:p>0.65</text:p>
          </table:table-cell>
          <table:table-cell office:value-type="float" office:value="0.0832116788321168" calcext:value-type="float">
            <text:p>0.08</text:p>
          </table:table-cell>
        </table:table-row>
      </table:table>
      <table:table table:name="Sorensen" table:style-name="ta1">
        <table:table-column table:style-name="co1" table:default-cell-style-name="ce3"/>
        <table:table-column table:style-name="co1" table:number-columns-repeated="2" table:default-cell-style-name="ce8"/>
        <table:table-row table:style-name="ro1"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506" calcext:value-type="float">
            <text:p>5.06E+02</text:p>
          </table:table-cell>
          <table:table-cell office:value-type="float" office:value="28400" calcext:value-type="float">
            <text:p>2.84E+04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0.142" calcext:value-type="float">
            <text:p>1.42E-01</text:p>
          </table:table-cell>
          <table:table-cell office:value-type="float" office:value="8.54" calcext:value-type="float">
            <text:p>8.54E+00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0.979" calcext:value-type="float">
            <text:p>9.79E-01</text:p>
          </table:table-cell>
          <table:table-cell office:value-type="float" office:value="33.4" calcext:value-type="float">
            <text:p>3.34E+01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44400" calcext:value-type="float">
            <text:p>4.44E+04</text:p>
          </table:table-cell>
          <table:table-cell office:value-type="float" office:value="886000" calcext:value-type="float">
            <text:p>8.86E+05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7800" calcext:value-type="float">
            <text:p>7.80E+03</text:p>
          </table:table-cell>
          <table:table-cell office:value-type="float" office:value="1770000" calcext:value-type="float">
            <text:p>1.77E+06</text:p>
          </table:table-cell>
        </table:table-row>
        <table:table-row table:style-name="ro1">
          <table:table-cell office:value-type="string" calcext:value-type="string">
            <text:p>Water use (m^3 depriv.)</text:p>
          </table:table-cell>
          <table:table-cell office:value-type="float" office:value="145" calcext:value-type="float">
            <text:p>1.45E+02</text:p>
          </table:table-cell>
          <table:table-cell office:value-type="float" office:value="2740" calcext:value-type="float">
            <text:p>2.74E+03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3270" calcext:value-type="float">
            <text:p>3.27E+03</text:p>
          </table:table-cell>
          <table:table-cell office:value-type="float" office:value="331000" calcext:value-type="float">
            <text:p>3.31E+0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2]/[.B2]" office:value-type="float" office:value="56.1264822134387" calcext:value-type="float">
            <text:p>56.1265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3]/[.B3]" office:value-type="float" office:value="60.1408450704225" calcext:value-type="float">
            <text:p>60.1408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4]/[.B4]" office:value-type="float" office:value="34.1164453524004" calcext:value-type="float">
            <text:p>34.1164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5]/[.B5]" office:value-type="float" office:value="19.954954954955" calcext:value-type="float">
            <text:p>19.9550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6]/[.B6]" office:value-type="float" office:value="226.923076923077" calcext:value-type="float">
            <text:p>226.9231</text:p>
          </table:table-cell>
        </table:table-row>
        <table:table-row table:style-name="ro1">
          <table:table-cell office:value-type="string" calcext:value-type="string">
            <text:p>Water use (m^3 depriv.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7]/[.B7]" office:value-type="float" office:value="18.8965517241379" calcext:value-type="float">
            <text:p>18.8966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table:style-name="ce10" office:value-type="float" office:value="1" calcext:value-type="float">
            <text:p>1.0000</text:p>
          </table:table-cell>
          <table:table-cell table:style-name="ce10" table:formula="of:=[.C8]/[.B8]" office:value-type="float" office:value="101.223241590214" calcext:value-type="float">
            <text:p>101.223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table:style-name="Default" office:value-type="string" calcext:value-type="string">
            <text:p>Climate change (kg CO2 eq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56.1264822134387" calcext:value-type="float">
            <text:p>56.13</text:p>
          </table:table-cell>
        </table:table-row>
        <table:table-row table:style-name="ro1">
          <table:table-cell table:style-name="Default" office:value-type="string" calcext:value-type="string">
            <text:p>Freshwater eutrophication (kg P eq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60.1408450704225" calcext:value-type="float">
            <text:p>60.14</text:p>
          </table:table-cell>
        </table:table-row>
        <table:table-row table:style-name="ro1">
          <table:table-cell table:style-name="Default" office:value-type="string" calcext:value-type="string">
            <text:p>Marine eutrophication (kg N eq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34.1164453524004" calcext:value-type="float">
            <text:p>34.12</text:p>
          </table:table-cell>
        </table:table-row>
        <table:table-row table:style-name="ro1">
          <table:table-cell table:style-name="Default" office:value-type="string" calcext:value-type="string">
            <text:p>Freshwater ecotoxicity (CTUe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19.954954954955" calcext:value-type="float">
            <text:p>19.95</text:p>
          </table:table-cell>
        </table:table-row>
        <table:table-row table:style-name="ro1">
          <table:table-cell table:style-name="Default" office:value-type="string" calcext:value-type="string">
            <text:p>Land use (Pt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26.923076923077" calcext:value-type="float">
            <text:p>226.92</text:p>
          </table:table-cell>
        </table:table-row>
        <table:table-row table:style-name="ro1">
          <table:table-cell table:style-name="Default" office:value-type="string" calcext:value-type="string">
            <text:p>Water use (m^3 depriv.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18.8965517241379" calcext:value-type="float">
            <text:p>18.90</text:p>
          </table:table-cell>
        </table:table-row>
        <table:table-row table:style-name="ro1">
          <table:table-cell table:style-name="Default" office:value-type="string" calcext:value-type="string">
            <text:p>Fossil resource use (MJ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101.223241590214" calcext:value-type="float">
            <text:p>101.22</text:p>
          </table:table-cell>
        </table:table-row>
      </table:table>
      <table:table table:name="Sandison" table:style-name="ta1">
        <table:table-column table:style-name="co1" table:default-cell-style-name="ce3"/>
        <table:table-column table:style-name="co1" table:number-columns-repeated="4" table:default-cell-style-name="ce16"/>
        <table:table-row table:style-name="ro1">
          <table:table-cell table:style-name="Default"/>
          <table:table-cell table:style-name="ce6" office:value-type="string" calcext:value-type="string">
            <text:p>OF UK</text:p>
          </table:table-cell>
          <table:table-cell table:style-name="ce6" office:value-type="string" calcext:value-type="string">
            <text:p>OF S</text:p>
          </table:table-cell>
          <table:table-cell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C/GWP (kg CO2 -eq)</text:p>
          </table:table-cell>
          <table:table-cell table:style-name="ce8" office:value-type="float" office:value="0.3" calcext:value-type="float">
            <text:p>3.00E-01</text:p>
          </table:table-cell>
          <table:table-cell table:style-name="ce8" office:value-type="float" office:value="0.45" calcext:value-type="float">
            <text:p>4.50E-01</text:p>
          </table:table-cell>
          <table:table-cell table:style-name="ce8" office:value-type="float" office:value="3" calcext:value-type="float">
            <text:p>3.00E+00</text:p>
          </table:table-cell>
          <table:table-cell table:style-name="ce8" office:value-type="float" office:value="2.72" calcext:value-type="float">
            <text:p>2.72E+00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 table:style-name="ce8" office:value-type="float" office:value="56.3" calcext:value-type="float">
            <text:p>5.63E+01</text:p>
          </table:table-cell>
          <table:table-cell table:style-name="ce8" office:value-type="float" office:value="87.5" calcext:value-type="float">
            <text:p>8.75E+01</text:p>
          </table:table-cell>
          <table:table-cell table:style-name="ce8" office:value-type="float" office:value="28.25" calcext:value-type="float">
            <text:p>2.83E+01</text:p>
          </table:table-cell>
          <table:table-cell table:style-name="ce8" office:value-type="float" office:value="12.05" calcext:value-type="float">
            <text:p>1.21E+01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57" calcext:value-type="float">
            <text:p>5.70E-01</text:p>
          </table:table-cell>
          <table:table-cell table:style-name="ce8" office:value-type="float" office:value="0.23" calcext:value-type="float">
            <text:p>2.30E-01</text:p>
          </table:table-cell>
          <table:table-cell table:style-name="ce8" office:value-type="float" office:value="0.09" calcext:value-type="float">
            <text:p>9.00E-0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calcext:value-type="string">
            <text:p>OF UK</text:p>
          </table:table-cell>
          <table:table-cell table:style-name="ce6" office:value-type="string" calcext:value-type="string">
            <text:p>OF S</text:p>
          </table:table-cell>
          <table:table-cell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C/GWP (kg CO2 -eq)</text:p>
          </table:table-cell>
          <table:table-cell table:formula="of:=[.B2]/[.E2]" office:value-type="float" office:value="0.110294117647059" calcext:value-type="float">
            <text:p>0.1</text:p>
          </table:table-cell>
          <table:table-cell table:formula="of:=[.C2]/[.E2]" office:value-type="float" office:value="0.165441176470588" calcext:value-type="float">
            <text:p>0.2</text:p>
          </table:table-cell>
          <table:table-cell table:formula="of:=[.D2]/[.E2]" office:value-type="float" office:value="1.10294117647059" calcext:value-type="float">
            <text:p>1.1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 table:formula="of:=[.B3]/[.E3]" office:value-type="float" office:value="4.67219917012448" calcext:value-type="float">
            <text:p>4.7</text:p>
          </table:table-cell>
          <table:table-cell table:formula="of:=[.C3]/[.E3]" office:value-type="float" office:value="7.26141078838174" calcext:value-type="float">
            <text:p>7.3</text:p>
          </table:table-cell>
          <table:table-cell table:formula="of:=[.D3]/[.E3]" office:value-type="float" office:value="2.34439834024896" calcext:value-type="float">
            <text:p>2.3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 table:formula="of:=[.B4]/[.E4]" office:value-type="float" office:value="3.77777777777778" calcext:value-type="float">
            <text:p>3.8</text:p>
          </table:table-cell>
          <table:table-cell table:formula="of:=[.C4]/[.E4]" office:value-type="float" office:value="6.33333333333333" calcext:value-type="float">
            <text:p>6.3</text:p>
          </table:table-cell>
          <table:table-cell table:formula="of:=[.D4]/[.E4]" office:value-type="float" office:value="2.55555555555556" calcext:value-type="float">
            <text:p>2.6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calcext:value-type="string">
            <text:p>OF UK</text:p>
          </table:table-cell>
          <table:table-cell table:style-name="ce6" office:value-type="string" calcext:value-type="string">
            <text:p>OF S</text:p>
          </table:table-cell>
          <table:table-cell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C/GWP (kg CO2 -eq)</text:p>
          </table:table-cell>
          <table:table-cell office:value-type="float" office:value="1" calcext:value-type="float">
            <text:p>1.0</text:p>
          </table:table-cell>
          <table:table-cell table:formula="of:=[.C2]/[.B2]" office:value-type="float" office:value="1.5" calcext:value-type="float">
            <text:p>1.5</text:p>
          </table:table-cell>
          <table:table-cell table:formula="of:=[.D2]/[.B2]" office:value-type="float" office:value="10" calcext:value-type="float">
            <text:p>10.0</text:p>
          </table:table-cell>
          <table:table-cell table:formula="of:=[.E2]/[.B2]" office:value-type="float" office:value="9.06666666666666" calcext:value-type="float">
            <text:p>9.1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 office:value-type="float" office:value="1" calcext:value-type="float">
            <text:p>1.0</text:p>
          </table:table-cell>
          <table:table-cell table:formula="of:=[.C3]/[.B3]" office:value-type="float" office:value="1.55417406749556" calcext:value-type="float">
            <text:p>1.6</text:p>
          </table:table-cell>
          <table:table-cell table:formula="of:=[.D3]/[.B3]" office:value-type="float" office:value="0.501776198934281" calcext:value-type="float">
            <text:p>0.5</text:p>
          </table:table-cell>
          <table:table-cell table:formula="of:=[.E3]/[.B3]" office:value-type="float" office:value="0.214031971580817" calcext:value-type="float">
            <text:p>0.2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 office:value-type="float" office:value="1" calcext:value-type="float">
            <text:p>1.0</text:p>
          </table:table-cell>
          <table:table-cell table:formula="of:=[.C4]/[.B4]" office:value-type="float" office:value="1.67647058823529" calcext:value-type="float">
            <text:p>1.7</text:p>
          </table:table-cell>
          <table:table-cell table:formula="of:=[.D4]/[.B4]" office:value-type="float" office:value="0.676470588235294" calcext:value-type="float">
            <text:p>0.7</text:p>
          </table:table-cell>
          <table:table-cell table:formula="of:=[.E4]/[.B4]" office:value-type="float" office:value="0.264705882352941" calcext:value-type="float">
            <text:p>0.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OF UK</text:p>
          </table:table-cell>
          <table:table-cell table:style-name="ce9" office:value-type="string" calcext:value-type="string">
            <text:p>OF S</text:p>
          </table:table-cell>
          <table:table-cell table:style-name="ce9" office:value-type="string" calcext:value-type="string">
            <text:p>GH</text:p>
          </table:table-cell>
          <table:table-cell table:style-name="ce9" office:value-type="string" calcext:value-type="string">
            <text:p>VF</text:p>
          </table:table-cell>
        </table:table-row>
        <table:table-row table:style-name="ro1">
          <table:table-cell table:style-name="ce9" office:value-type="string" calcext:value-type="string">
            <text:p>CC/GWP (kg CO2 -eq)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06666666666666" calcext:value-type="float">
            <text:p>9.1</text:p>
          </table:table-cell>
        </table:table-row>
        <table:table-row table:style-name="ro1">
          <table:table-cell table:style-name="ce9" office:value-type="string" calcext:value-type="string">
            <text:p>WF (m³)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55417406749556" calcext:value-type="float">
            <text:p>1.6</text:p>
          </table:table-cell>
          <table:table-cell table:style-name="ce13" office:value-type="float" office:value="0.501776198934281" calcext:value-type="float">
            <text:p>0.5</text:p>
          </table:table-cell>
          <table:table-cell table:style-name="ce13" office:value-type="float" office:value="0.214031971580817" calcext:value-type="float">
            <text:p>0.2</text:p>
          </table:table-cell>
        </table:table-row>
        <table:table-row table:style-name="ro1">
          <table:table-cell table:style-name="ce9" office:value-type="string" calcext:value-type="string">
            <text:p>LF (m²)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67647058823529" calcext:value-type="float">
            <text:p>1.7</text:p>
          </table:table-cell>
          <table:table-cell table:style-name="ce13" office:value-type="float" office:value="0.676470588235294" calcext:value-type="float">
            <text:p>0.7</text:p>
          </table:table-cell>
          <table:table-cell table:style-name="ce13" office:value-type="float" office:value="0.264705882352941" calcext:value-type="float">
            <text:p>0.3</text:p>
          </table:table-cell>
        </table:table-row>
      </table:table>
      <table:table table:name="Blom" table:style-name="ta1">
        <table:table-column table:style-name="co1" table:default-cell-style-name="Default"/>
        <table:table-column table:style-name="co1" table:number-columns-repeated="4" table:default-cell-style-name="ce6"/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GH(s)</text:p>
          </table:table-cell>
          <table:table-cell office:value-type="string" calcext:value-type="string">
            <text:p>GH(b)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table:style-name="ce9" office:value-type="string" calcext:value-type="string">
            <text:p>Climate Change (kg CO2 -eq)</text:p>
          </table:table-cell>
          <table:table-cell table:style-name="ce8" office:value-type="float" office:value="0.49" calcext:value-type="float">
            <text:p>4.90E-01</text:p>
          </table:table-cell>
          <table:table-cell table:style-name="ce8" office:value-type="float" office:value="1.211" calcext:value-type="float">
            <text:p>1.21E+00</text:p>
          </table:table-cell>
          <table:table-cell table:style-name="ce8" office:value-type="float" office:value="1.451" calcext:value-type="float">
            <text:p>1.45E+00</text:p>
          </table:table-cell>
          <table:table-cell table:style-name="ce8" office:value-type="float" office:value="8.177" calcext:value-type="float">
            <text:p>8.18E+0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table:style-name="ce9" office:value-type="string" calcext:value-type="string">
            <text:p>Climate Change (kg CO2 -eq)</text:p>
          </table:table-cell>
          <table:table-cell table:style-name="ce8" office:value-type="float" office:value="1" calcext:value-type="float">
            <text:p>1.00E+00</text:p>
          </table:table-cell>
          <table:table-cell table:style-name="ce8" table:formula="of:=[.C2]/[.B2]" office:value-type="float" office:value="2.47142857142857" calcext:value-type="float">
            <text:p>2.47E+00</text:p>
          </table:table-cell>
          <table:table-cell table:style-name="ce8" table:formula="of:=[.D2]/[.B2]" office:value-type="float" office:value="2.96122448979592" calcext:value-type="float">
            <text:p>2.96E+00</text:p>
          </table:table-cell>
          <table:table-cell table:style-name="ce8" table:formula="of:=[.E2]/[.B2]" office:value-type="float" office:value="16.6877551020408" calcext:value-type="float">
            <text:p>1.67E+0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GH(s)</text:p>
          </table:table-cell>
          <table:table-cell office:value-type="string" calcext:value-type="string">
            <text:p>GH(b)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limate Change (kg CO2 -eq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.47142857142857" calcext:value-type="float">
            <text:p>2.5</text:p>
          </table:table-cell>
          <table:table-cell table:style-name="ce14" office:value-type="float" office:value="2.96122448979592" calcext:value-type="float">
            <text:p>3.0</text:p>
          </table:table-cell>
          <table:table-cell table:style-name="ce14" office:value-type="float" office:value="16.6877551020408" calcext:value-type="float">
            <text:p>16.7</text:p>
          </table:table-cell>
        </table:table-row>
      </table:table>
      <table:table table:name="Casey" table:style-name="ta1">
        <table:table-column table:style-name="co1" table:default-cell-style-name="ce3"/>
        <table:table-column table:style-name="co1" table:number-columns-repeated="8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OF GB</text:p>
          </table:table-cell>
          <table:table-cell table:style-name="ce1" office:value-type="string" calcext:value-type="string">
            <text:p>OF S</text:p>
          </table:table-cell>
          <table:table-cell table:style-name="ce1" office:value-type="string" calcext:value-type="string">
            <text:p>VF Solar</text:p>
          </table:table-cell>
          <table:table-cell table:style-name="ce1" office:value-type="string" calcext:value-type="string">
            <text:p>VF Wind</text:p>
          </table:table-cell>
          <table:table-cell table:style-name="ce1" office:value-type="string" calcext:value-type="string">
            <text:p>VF WindG</text:p>
          </table:table-cell>
          <table:table-cell table:style-name="ce1" office:value-type="string" calcext:value-type="string">
            <text:p>VF NO</text:p>
          </table:table-cell>
          <table:table-cell table:style-name="ce1" office:value-type="string" calcext:value-type="string">
            <text:p>VF GB</text:p>
          </table:table-cell>
          <table:table-cell table:style-name="ce1" office:value-type="string" calcext:value-type="string">
            <text:p>VF 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0.15" calcext:value-type="float">
            <text:p>1.50E-01</text:p>
          </table:table-cell>
          <table:table-cell office:value-type="float" office:value="0.68" calcext:value-type="float">
            <text:p>6.80E-01</text:p>
          </table:table-cell>
          <table:table-cell office:value-type="float" office:value="1.33" calcext:value-type="float">
            <text:p>1.33E+00</text:p>
          </table:table-cell>
          <table:table-cell office:value-type="float" office:value="0.56" calcext:value-type="float">
            <text:p>5.60E-01</text:p>
          </table:table-cell>
          <table:table-cell office:value-type="float" office:value="0.48" calcext:value-type="float">
            <text:p>4.80E-01</text:p>
          </table:table-cell>
          <table:table-cell office:value-type="float" office:value="0.89" calcext:value-type="float">
            <text:p>8.90E-01</text:p>
          </table:table-cell>
          <table:table-cell office:value-type="float" office:value="8.9" calcext:value-type="float">
            <text:p>8.90E+00</text:p>
          </table:table-cell>
          <table:table-cell office:value-type="float" office:value="17.8" calcext:value-type="float">
            <text:p>1.78E+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0.000026" calcext:value-type="float">
            <text:p>2.60E-05</text:p>
          </table:table-cell>
          <table:table-cell office:value-type="float" office:value="0.000073" calcext:value-type="float">
            <text:p>7.30E-05</text:p>
          </table:table-cell>
          <table:table-cell office:value-type="float" office:value="0.0014" calcext:value-type="float">
            <text:p>1.40E-03</text:p>
          </table:table-cell>
          <table:table-cell office:value-type="float" office:value="0.00051" calcext:value-type="float">
            <text:p>5.10E-04</text:p>
          </table:table-cell>
          <table:table-cell office:value-type="float" office:value="0.00031" calcext:value-type="float">
            <text:p>3.10E-04</text:p>
          </table:table-cell>
          <table:table-cell office:value-type="float" office:value="0.00062" calcext:value-type="float">
            <text:p>6.20E-04</text:p>
          </table:table-cell>
          <table:table-cell office:value-type="float" office:value="0.0038" calcext:value-type="float">
            <text:p>3.80E-03</text:p>
          </table:table-cell>
          <table:table-cell office:value-type="float" office:value="0.013" calcext:value-type="float">
            <text:p>1.30E-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0.00033" calcext:value-type="float">
            <text:p>3.30E-04</text:p>
          </table:table-cell>
          <table:table-cell office:value-type="float" office:value="0.0016" calcext:value-type="float">
            <text:p>1.60E-03</text:p>
          </table:table-cell>
          <table:table-cell office:value-type="float" office:value="0.0018" calcext:value-type="float">
            <text:p>1.80E-03</text:p>
          </table:table-cell>
          <table:table-cell office:value-type="float" office:value="0.00065" calcext:value-type="float">
            <text:p>6.50E-04</text:p>
          </table:table-cell>
          <table:table-cell office:value-type="float" office:value="0.00051" calcext:value-type="float">
            <text:p>5.10E-04</text:p>
          </table:table-cell>
          <table:table-cell office:value-type="float" office:value="0.00081" calcext:value-type="float">
            <text:p>8.10E-04</text:p>
          </table:table-cell>
          <table:table-cell office:value-type="float" office:value="0.0085" calcext:value-type="float">
            <text:p>8.50E-03</text:p>
          </table:table-cell>
          <table:table-cell office:value-type="float" office:value="0.033" calcext:value-type="float">
            <text:p>3.30E-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0.15" calcext:value-type="float">
            <text:p>1.50E-01</text:p>
          </table:table-cell>
          <table:table-cell office:value-type="float" office:value="1.3" calcext:value-type="float">
            <text:p>1.30E+00</text:p>
          </table:table-cell>
          <table:table-cell office:value-type="float" office:value="1.67" calcext:value-type="float">
            <text:p>1.67E+00</text:p>
          </table:table-cell>
          <table:table-cell office:value-type="float" office:value="0.77" calcext:value-type="float">
            <text:p>7.70E-01</text:p>
          </table:table-cell>
          <table:table-cell office:value-type="float" office:value="0.58" calcext:value-type="float">
            <text:p>5.80E-01</text:p>
          </table:table-cell>
          <table:table-cell office:value-type="float" office:value="8.4" calcext:value-type="float">
            <text:p>8.40E+00</text:p>
          </table:table-cell>
          <table:table-cell office:value-type="float" office:value="3.2" calcext:value-type="float">
            <text:p>3.20E+00</text:p>
          </table:table-cell>
          <table:table-cell office:value-type="float" office:value="8.4" calcext:value-type="float">
            <text:p>8.4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0.67" calcext:value-type="float">
            <text:p>6.70E-01</text:p>
          </table:table-cell>
          <table:table-cell office:value-type="float" office:value="6" calcext:value-type="float">
            <text:p>6.00E+00</text:p>
          </table:table-cell>
          <table:table-cell office:value-type="float" office:value="2.5" calcext:value-type="float">
            <text:p>2.50E+00</text:p>
          </table:table-cell>
          <table:table-cell office:value-type="float" office:value="3.3" calcext:value-type="float">
            <text:p>3.30E+00</text:p>
          </table:table-cell>
          <table:table-cell office:value-type="float" office:value="3.1" calcext:value-type="float">
            <text:p>3.10E+00</text:p>
          </table:table-cell>
          <table:table-cell office:value-type="float" office:value="1.6" calcext:value-type="float">
            <text:p>1.60E+00</text:p>
          </table:table-cell>
          <table:table-cell office:value-type="float" office:value="9" calcext:value-type="float">
            <text:p>9.00E+00</text:p>
          </table:table-cell>
          <table:table-cell office:value-type="float" office:value="36" calcext:value-type="float">
            <text:p>3.60E+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use (m^3 depriv.)</text:p>
          </table:table-cell>
          <table:table-cell office:value-type="float" office:value="2.2" calcext:value-type="float">
            <text:p>2.20E+00</text:p>
          </table:table-cell>
          <table:table-cell table:style-name="ce11" office:value-type="float" office:value="13" calcext:value-type="float">
            <text:p>1.30E+01</text:p>
          </table:table-cell>
          <table:table-cell office:value-type="float" office:value="111" calcext:value-type="float">
            <text:p>1.11E+02</text:p>
          </table:table-cell>
          <table:table-cell office:value-type="float" office:value="18" calcext:value-type="float">
            <text:p>1.80E+01</text:p>
          </table:table-cell>
          <table:table-cell office:value-type="float" office:value="17" calcext:value-type="float">
            <text:p>1.70E+01</text:p>
          </table:table-cell>
          <table:table-cell office:value-type="float" office:value="37" calcext:value-type="float">
            <text:p>3.70E+01</text:p>
          </table:table-cell>
          <table:table-cell office:value-type="float" office:value="23" calcext:value-type="float">
            <text:p>2.30E+01</text:p>
          </table:table-cell>
          <table:table-cell office:value-type="float" office:value="24" calcext:value-type="float">
            <text:p>2.40E+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.4" calcext:value-type="float">
            <text:p>1.40E+00</text:p>
          </table:table-cell>
          <table:table-cell office:value-type="float" office:value="8.7" calcext:value-type="float">
            <text:p>8.70E+00</text:p>
          </table:table-cell>
          <table:table-cell office:value-type="float" office:value="17" calcext:value-type="float">
            <text:p>1.70E+01</text:p>
          </table:table-cell>
          <table:table-cell office:value-type="float" office:value="5.2" calcext:value-type="float">
            <text:p>5.20E+00</text:p>
          </table:table-cell>
          <table:table-cell office:value-type="float" office:value="4.1" calcext:value-type="float">
            <text:p>4.10E+00</text:p>
          </table:table-cell>
          <table:table-cell office:value-type="float" office:value="12" calcext:value-type="float">
            <text:p>1.20E+01</text:p>
          </table:table-cell>
          <table:table-cell office:value-type="float" office:value="180" calcext:value-type="float">
            <text:p>1.80E+02</text:p>
          </table:table-cell>
          <table:table-cell office:value-type="float" office:value="240" calcext:value-type="float">
            <text:p>2.40E+02</text:p>
          </table:table-cell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OF GB</text:p>
          </table:table-cell>
          <table:table-cell table:style-name="ce1" office:value-type="string" calcext:value-type="string">
            <text:p>OF S</text:p>
          </table:table-cell>
          <table:table-cell table:style-name="ce1" office:value-type="string" calcext:value-type="string">
            <text:p>VF Solar</text:p>
          </table:table-cell>
          <table:table-cell table:style-name="ce1" office:value-type="string" calcext:value-type="string">
            <text:p>VF Wind</text:p>
          </table:table-cell>
          <table:table-cell table:style-name="ce1" office:value-type="string" calcext:value-type="string">
            <text:p>VF WindG</text:p>
          </table:table-cell>
          <table:table-cell table:style-name="ce1" office:value-type="string" calcext:value-type="string">
            <text:p>VF NO</text:p>
          </table:table-cell>
          <table:table-cell table:style-name="ce1" office:value-type="string" calcext:value-type="string">
            <text:p>VF GB</text:p>
          </table:table-cell>
          <table:table-cell table:style-name="ce1" office:value-type="string" calcext:value-type="string">
            <text:p>VF ZA</text:p>
          </table:table-cell>
          <table:table-cell/>
          <table:table-cell office:value-type="string" calcext:value-type="string">
            <text:p>VF Solar</text:p>
          </table:table-cell>
          <table:table-cell office:value-type="string" calcext:value-type="string">
            <text:p>VF Wind</text:p>
          </table:table-cell>
          <table:table-cell office:value-type="string" calcext:value-type="string">
            <text:p>VF WindG</text:p>
          </table:table-cell>
        </table:table-row>
        <table:table-row table:style-name="ro1">
          <table:table-cell office:value-type="string" calcext:value-type="string">
            <text:p>Climate change (kg CO2 eq)</text:p>
          </table:table-cell>
          <table:table-cell office:value-type="float" office:value="1" calcext:value-type="float">
            <text:p>1.00E+00</text:p>
          </table:table-cell>
          <table:table-cell table:formula="of:= [.C2]/[.B2]" office:value-type="float" office:value="4.53333333333333" calcext:value-type="float">
            <text:p>4.53E+00</text:p>
          </table:table-cell>
          <table:table-cell table:formula="of:= [.D2]/[.B2]" office:value-type="float" office:value="8.86666666666667" calcext:value-type="float">
            <text:p>8.87E+00</text:p>
          </table:table-cell>
          <table:table-cell table:formula="of:= [.E2]/[.B2]" office:value-type="float" office:value="3.73333333333333" calcext:value-type="float">
            <text:p>3.73E+00</text:p>
          </table:table-cell>
          <table:table-cell table:formula="of:= [.F2]/[.B2]" office:value-type="float" office:value="3.2" calcext:value-type="float">
            <text:p>3.20E+00</text:p>
          </table:table-cell>
          <table:table-cell table:formula="of:= [.G2]/[.B2]" office:value-type="float" office:value="5.93333333333333" calcext:value-type="float">
            <text:p>5.93E+00</text:p>
          </table:table-cell>
          <table:table-cell table:formula="of:= [.H2]/[.B2]" office:value-type="float" office:value="59.3333333333333" calcext:value-type="float">
            <text:p>5.93E+01</text:p>
          </table:table-cell>
          <table:table-cell table:formula="of:= [.I2]/[.B2]" office:value-type="float" office:value="118.666666666667" calcext:value-type="float">
            <text:p>1.19E+02</text:p>
          </table:table-cell>
          <table:table-cell/>
          <table:table-cell table:style-name="ce14" office:value-type="float" office:value="8.86666666666667" calcext:value-type="float">
            <text:p>8.9</text:p>
          </table:table-cell>
          <table:table-cell table:style-name="ce14" office:value-type="float" office:value="3.73333333333333" calcext:value-type="float">
            <text:p>3.7</text:p>
          </table:table-cell>
          <table:table-cell table:style-name="ce14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Freshwater eutrophication (kg P eq)</text:p>
          </table:table-cell>
          <table:table-cell office:value-type="float" office:value="1" calcext:value-type="float">
            <text:p>1.00E+00</text:p>
          </table:table-cell>
          <table:table-cell table:formula="of:= [.C3]/[.B3]" office:value-type="float" office:value="2.80769230769231" calcext:value-type="float">
            <text:p>2.81E+00</text:p>
          </table:table-cell>
          <table:table-cell table:formula="of:= [.D3]/[.B3]" office:value-type="float" office:value="53.8461538461539" calcext:value-type="float">
            <text:p>5.38E+01</text:p>
          </table:table-cell>
          <table:table-cell table:formula="of:= [.E3]/[.B3]" office:value-type="float" office:value="19.6153846153846" calcext:value-type="float">
            <text:p>1.96E+01</text:p>
          </table:table-cell>
          <table:table-cell table:formula="of:= [.F3]/[.B3]" office:value-type="float" office:value="11.9230769230769" calcext:value-type="float">
            <text:p>1.19E+01</text:p>
          </table:table-cell>
          <table:table-cell table:formula="of:= [.G3]/[.B3]" office:value-type="float" office:value="23.8461538461538" calcext:value-type="float">
            <text:p>2.38E+01</text:p>
          </table:table-cell>
          <table:table-cell table:formula="of:= [.H3]/[.B3]" office:value-type="float" office:value="146.153846153846" calcext:value-type="float">
            <text:p>1.46E+02</text:p>
          </table:table-cell>
          <table:table-cell table:formula="of:= [.I3]/[.B3]" office:value-type="float" office:value="500" calcext:value-type="float">
            <text:p>5.00E+02</text:p>
          </table:table-cell>
          <table:table-cell/>
          <table:table-cell table:style-name="ce14" office:value-type="float" office:value="53.8461538461539" calcext:value-type="float">
            <text:p>53.8</text:p>
          </table:table-cell>
          <table:table-cell table:style-name="ce14" office:value-type="float" office:value="19.6153846153846" calcext:value-type="float">
            <text:p>19.6</text:p>
          </table:table-cell>
          <table:table-cell table:style-name="ce14" office:value-type="float" office:value="11.9230769230769" calcext:value-type="float">
            <text:p>11.9</text:p>
          </table:table-cell>
        </table:table-row>
        <table:table-row table:style-name="ro1">
          <table:table-cell office:value-type="string" calcext:value-type="string">
            <text:p>Marine eutrophication (kg N eq)</text:p>
          </table:table-cell>
          <table:table-cell office:value-type="float" office:value="1" calcext:value-type="float">
            <text:p>1.00E+00</text:p>
          </table:table-cell>
          <table:table-cell table:formula="of:= [.C4]/[.B4]" office:value-type="float" office:value="4.84848484848485" calcext:value-type="float">
            <text:p>4.85E+00</text:p>
          </table:table-cell>
          <table:table-cell table:formula="of:= [.D4]/[.B4]" office:value-type="float" office:value="5.45454545454545" calcext:value-type="float">
            <text:p>5.45E+00</text:p>
          </table:table-cell>
          <table:table-cell table:formula="of:= [.E4]/[.B4]" office:value-type="float" office:value="1.96969696969697" calcext:value-type="float">
            <text:p>1.97E+00</text:p>
          </table:table-cell>
          <table:table-cell table:formula="of:= [.F4]/[.B4]" office:value-type="float" office:value="1.54545454545455" calcext:value-type="float">
            <text:p>1.55E+00</text:p>
          </table:table-cell>
          <table:table-cell table:formula="of:= [.G4]/[.B4]" office:value-type="float" office:value="2.45454545454545" calcext:value-type="float">
            <text:p>2.45E+00</text:p>
          </table:table-cell>
          <table:table-cell table:formula="of:= [.H4]/[.B4]" office:value-type="float" office:value="25.7575757575758" calcext:value-type="float">
            <text:p>2.58E+01</text:p>
          </table:table-cell>
          <table:table-cell table:formula="of:= [.I4]/[.B4]" office:value-type="float" office:value="100" calcext:value-type="float">
            <text:p>1.00E+02</text:p>
          </table:table-cell>
          <table:table-cell/>
          <table:table-cell table:style-name="ce14" office:value-type="float" office:value="5.45454545454545" calcext:value-type="float">
            <text:p>5.5</text:p>
          </table:table-cell>
          <table:table-cell table:style-name="ce14" office:value-type="float" office:value="1.96969696969697" calcext:value-type="float">
            <text:p>2.0</text:p>
          </table:table-cell>
          <table:table-cell table:style-name="ce14" office:value-type="float" office:value="1.54545454545455" calcext:value-type="float">
            <text:p>1.5</text:p>
          </table:table-cell>
        </table:table-row>
        <table:table-row table:style-name="ro1">
          <table:table-cell office:value-type="string" calcext:value-type="string">
            <text:p>Freshwater ecotoxicity (CTUe)</text:p>
          </table:table-cell>
          <table:table-cell office:value-type="float" office:value="1" calcext:value-type="float">
            <text:p>1.00E+00</text:p>
          </table:table-cell>
          <table:table-cell table:formula="of:= [.C5]/[.B5]" office:value-type="float" office:value="8.66666666666667" calcext:value-type="float">
            <text:p>8.67E+00</text:p>
          </table:table-cell>
          <table:table-cell table:formula="of:= [.D5]/[.B5]" office:value-type="float" office:value="11.1333333333333" calcext:value-type="float">
            <text:p>1.11E+01</text:p>
          </table:table-cell>
          <table:table-cell table:formula="of:= [.E5]/[.B5]" office:value-type="float" office:value="5.13333333333333" calcext:value-type="float">
            <text:p>5.13E+00</text:p>
          </table:table-cell>
          <table:table-cell table:formula="of:= [.F5]/[.B5]" office:value-type="float" office:value="3.86666666666667" calcext:value-type="float">
            <text:p>3.87E+00</text:p>
          </table:table-cell>
          <table:table-cell table:formula="of:= [.G5]/[.B5]" office:value-type="float" office:value="56" calcext:value-type="float">
            <text:p>5.60E+01</text:p>
          </table:table-cell>
          <table:table-cell table:formula="of:= [.H5]/[.B5]" office:value-type="float" office:value="21.3333333333333" calcext:value-type="float">
            <text:p>2.13E+01</text:p>
          </table:table-cell>
          <table:table-cell table:formula="of:= [.I5]/[.B5]" office:value-type="float" office:value="56" calcext:value-type="float">
            <text:p>5.60E+01</text:p>
          </table:table-cell>
          <table:table-cell/>
          <table:table-cell table:style-name="ce14" office:value-type="float" office:value="11.1333333333333" calcext:value-type="float">
            <text:p>11.1</text:p>
          </table:table-cell>
          <table:table-cell table:style-name="ce14" office:value-type="float" office:value="5.13333333333333" calcext:value-type="float">
            <text:p>5.1</text:p>
          </table:table-cell>
          <table:table-cell table:style-name="ce14" office:value-type="float" office:value="3.86666666666667" calcext:value-type="float">
            <text:p>3.9</text:p>
          </table:table-cell>
        </table:table-row>
        <table:table-row table:style-name="ro1">
          <table:table-cell office:value-type="string" calcext:value-type="string">
            <text:p>Land use (Pt)</text:p>
          </table:table-cell>
          <table:table-cell office:value-type="float" office:value="1" calcext:value-type="float">
            <text:p>1.00E+00</text:p>
          </table:table-cell>
          <table:table-cell table:formula="of:= [.C6]/[.B6]" office:value-type="float" office:value="8.95522388059701" calcext:value-type="float">
            <text:p>8.96E+00</text:p>
          </table:table-cell>
          <table:table-cell table:formula="of:= [.D6]/[.B6]" office:value-type="float" office:value="3.73134328358209" calcext:value-type="float">
            <text:p>3.73E+00</text:p>
          </table:table-cell>
          <table:table-cell table:formula="of:= [.E6]/[.B6]" office:value-type="float" office:value="4.92537313432836" calcext:value-type="float">
            <text:p>4.93E+00</text:p>
          </table:table-cell>
          <table:table-cell table:formula="of:= [.F6]/[.B6]" office:value-type="float" office:value="4.62686567164179" calcext:value-type="float">
            <text:p>4.63E+00</text:p>
          </table:table-cell>
          <table:table-cell table:formula="of:= [.G6]/[.B6]" office:value-type="float" office:value="2.38805970149254" calcext:value-type="float">
            <text:p>2.39E+00</text:p>
          </table:table-cell>
          <table:table-cell table:formula="of:= [.H6]/[.B6]" office:value-type="float" office:value="13.4328358208955" calcext:value-type="float">
            <text:p>1.34E+01</text:p>
          </table:table-cell>
          <table:table-cell table:formula="of:= [.I6]/[.B6]" office:value-type="float" office:value="53.7313432835821" calcext:value-type="float">
            <text:p>5.37E+01</text:p>
          </table:table-cell>
          <table:table-cell/>
          <table:table-cell table:style-name="ce14" office:value-type="float" office:value="3.73134328358209" calcext:value-type="float">
            <text:p>3.7</text:p>
          </table:table-cell>
          <table:table-cell table:style-name="ce14" office:value-type="float" office:value="4.92537313432836" calcext:value-type="float">
            <text:p>4.9</text:p>
          </table:table-cell>
          <table:table-cell table:style-name="ce14" office:value-type="float" office:value="4.62686567164179" calcext:value-type="float">
            <text:p>4.6</text:p>
          </table:table-cell>
        </table:table-row>
        <table:table-row table:style-name="ro1">
          <table:table-cell office:value-type="string" calcext:value-type="string">
            <text:p>Water use (m^3 depriv.)</text:p>
          </table:table-cell>
          <table:table-cell office:value-type="float" office:value="1" calcext:value-type="float">
            <text:p>1.00E+00</text:p>
          </table:table-cell>
          <table:table-cell table:formula="of:= [.C7]/[.B7]" office:value-type="float" office:value="5.90909090909091" calcext:value-type="float">
            <text:p>5.91E+00</text:p>
          </table:table-cell>
          <table:table-cell table:formula="of:= [.D7]/[.B7]" office:value-type="float" office:value="50.4545454545455" calcext:value-type="float">
            <text:p>5.05E+01</text:p>
          </table:table-cell>
          <table:table-cell table:formula="of:= [.E7]/[.B7]" office:value-type="float" office:value="8.18181818181818" calcext:value-type="float">
            <text:p>8.18E+00</text:p>
          </table:table-cell>
          <table:table-cell table:formula="of:= [.F7]/[.B7]" office:value-type="float" office:value="7.72727272727273" calcext:value-type="float">
            <text:p>7.73E+00</text:p>
          </table:table-cell>
          <table:table-cell table:formula="of:= [.G7]/[.B7]" office:value-type="float" office:value="16.8181818181818" calcext:value-type="float">
            <text:p>1.68E+01</text:p>
          </table:table-cell>
          <table:table-cell table:formula="of:= [.H7]/[.B7]" office:value-type="float" office:value="10.4545454545455" calcext:value-type="float">
            <text:p>1.05E+01</text:p>
          </table:table-cell>
          <table:table-cell table:formula="of:= [.I7]/[.B7]" office:value-type="float" office:value="10.9090909090909" calcext:value-type="float">
            <text:p>1.09E+01</text:p>
          </table:table-cell>
          <table:table-cell/>
          <table:table-cell table:style-name="ce14" office:value-type="float" office:value="50.4545454545455" calcext:value-type="float">
            <text:p>50.5</text:p>
          </table:table-cell>
          <table:table-cell table:style-name="ce14" office:value-type="float" office:value="8.18181818181818" calcext:value-type="float">
            <text:p>8.2</text:p>
          </table:table-cell>
          <table:table-cell table:style-name="ce14" office:value-type="float" office:value="7.72727272727273" calcext:value-type="float">
            <text:p>7.7</text:p>
          </table:table-cell>
        </table:table-row>
        <table:table-row table:style-name="ro1">
          <table:table-cell office:value-type="string" calcext:value-type="string">
            <text:p>Fossil resource use (MJ)</text:p>
          </table:table-cell>
          <table:table-cell office:value-type="float" office:value="1" calcext:value-type="float">
            <text:p>1.00E+00</text:p>
          </table:table-cell>
          <table:table-cell table:formula="of:= [.C8]/[.B8]" office:value-type="float" office:value="6.21428571428571" calcext:value-type="float">
            <text:p>6.21E+00</text:p>
          </table:table-cell>
          <table:table-cell table:formula="of:= [.D8]/[.B8]" office:value-type="float" office:value="12.1428571428571" calcext:value-type="float">
            <text:p>1.21E+01</text:p>
          </table:table-cell>
          <table:table-cell table:formula="of:= [.E8]/[.B8]" office:value-type="float" office:value="3.71428571428571" calcext:value-type="float">
            <text:p>3.71E+00</text:p>
          </table:table-cell>
          <table:table-cell table:formula="of:= [.F8]/[.B8]" office:value-type="float" office:value="2.92857142857143" calcext:value-type="float">
            <text:p>2.93E+00</text:p>
          </table:table-cell>
          <table:table-cell table:formula="of:= [.G8]/[.B8]" office:value-type="float" office:value="8.57142857142857" calcext:value-type="float">
            <text:p>8.57E+00</text:p>
          </table:table-cell>
          <table:table-cell table:formula="of:= [.H8]/[.B8]" office:value-type="float" office:value="128.571428571429" calcext:value-type="float">
            <text:p>1.29E+02</text:p>
          </table:table-cell>
          <table:table-cell table:formula="of:= [.I8]/[.B8]" office:value-type="float" office:value="171.428571428571" calcext:value-type="float">
            <text:p>1.71E+02</text:p>
          </table:table-cell>
          <table:table-cell/>
          <table:table-cell table:style-name="ce14" office:value-type="float" office:value="12.1428571428571" calcext:value-type="float">
            <text:p>12.1</text:p>
          </table:table-cell>
          <table:table-cell table:style-name="ce14" office:value-type="float" office:value="3.71428571428571" calcext:value-type="float">
            <text:p>3.7</text:p>
          </table:table-cell>
          <table:table-cell table:style-name="ce14" office:value-type="float" office:value="2.92857142857143" calcext:value-type="float">
            <text:p>2.9</text:p>
          </table:table-cell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F GB</text:p>
          </table:table-cell>
          <table:table-cell table:style-name="Default" office:value-type="string" calcext:value-type="string">
            <text:p>OF S</text:p>
          </table:table-cell>
          <table:table-cell table:style-name="Default" office:value-type="string" calcext:value-type="string">
            <text:p>VF NO</text:p>
          </table:table-cell>
          <table:table-cell table:style-name="Default" office:value-type="string" calcext:value-type="string">
            <text:p>VF GB</text:p>
          </table:table-cell>
          <table:table-cell table:style-name="Default" office:value-type="string" calcext:value-type="string">
            <text:p>VF ZA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Climate change (kg CO2 eq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4.53333333333333" calcext:value-type="float">
            <text:p>4.5</text:p>
          </table:table-cell>
          <table:table-cell table:style-name="ce14" office:value-type="float" office:value="5.93333333333333" calcext:value-type="float">
            <text:p>5.9</text:p>
          </table:table-cell>
          <table:table-cell table:style-name="ce14" office:value-type="float" office:value="59.3333333333333" calcext:value-type="float">
            <text:p>59.3</text:p>
          </table:table-cell>
          <table:table-cell table:style-name="ce14" office:value-type="float" office:value="118.666666666667" calcext:value-type="float">
            <text:p>118.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Freshwater eutrophication (kg P eq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.80769230769231" calcext:value-type="float">
            <text:p>2.8</text:p>
          </table:table-cell>
          <table:table-cell table:style-name="ce14" office:value-type="float" office:value="23.8461538461538" calcext:value-type="float">
            <text:p>23.8</text:p>
          </table:table-cell>
          <table:table-cell table:style-name="ce14" office:value-type="float" office:value="146.153846153846" calcext:value-type="float">
            <text:p>146.2</text:p>
          </table:table-cell>
          <table:table-cell table:style-name="ce14" office:value-type="float" office:value="500" calcext:value-type="float">
            <text:p>500.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Marine eutrophication (kg N eq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4.84848484848485" calcext:value-type="float">
            <text:p>4.8</text:p>
          </table:table-cell>
          <table:table-cell table:style-name="ce14" office:value-type="float" office:value="2.45454545454545" calcext:value-type="float">
            <text:p>2.5</text:p>
          </table:table-cell>
          <table:table-cell table:style-name="ce14" office:value-type="float" office:value="25.7575757575758" calcext:value-type="float">
            <text:p>25.8</text:p>
          </table:table-cell>
          <table:table-cell table:style-name="ce14" office:value-type="float" office:value="100" calcext:value-type="float">
            <text:p>100.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Freshwater ecotoxicity (CTUe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8.66666666666667" calcext:value-type="float">
            <text:p>8.7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1.3333333333333" calcext:value-type="float">
            <text:p>21.3</text:p>
          </table:table-cell>
          <table:table-cell table:style-name="ce14" office:value-type="float" office:value="56" calcext:value-type="float">
            <text:p>56.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Land use (Pt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8.95522388059701" calcext:value-type="float">
            <text:p>9.0</text:p>
          </table:table-cell>
          <table:table-cell table:style-name="ce14" office:value-type="float" office:value="2.38805970149254" calcext:value-type="float">
            <text:p>2.4</text:p>
          </table:table-cell>
          <table:table-cell table:style-name="ce14" office:value-type="float" office:value="13.4328358208955" calcext:value-type="float">
            <text:p>13.4</text:p>
          </table:table-cell>
          <table:table-cell table:style-name="ce14" office:value-type="float" office:value="53.7313432835821" calcext:value-type="float">
            <text:p>53.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Water use (m^3 depriv.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5.90909090909091" calcext:value-type="float">
            <text:p>5.9</text:p>
          </table:table-cell>
          <table:table-cell table:style-name="ce14" office:value-type="float" office:value="16.8181818181818" calcext:value-type="float">
            <text:p>16.8</text:p>
          </table:table-cell>
          <table:table-cell table:style-name="ce14" office:value-type="float" office:value="10.4545454545455" calcext:value-type="float">
            <text:p>10.5</text:p>
          </table:table-cell>
          <table:table-cell table:style-name="ce14" office:value-type="float" office:value="10.9090909090909" calcext:value-type="float">
            <text:p>10.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Fossil resource use (MJ)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6.21428571428571" calcext:value-type="float">
            <text:p>6.2</text:p>
          </table:table-cell>
          <table:table-cell table:style-name="ce14" office:value-type="float" office:value="8.57142857142857" calcext:value-type="float">
            <text:p>8.6</text:p>
          </table:table-cell>
          <table:table-cell table:style-name="ce14" office:value-type="float" office:value="128.571428571429" calcext:value-type="float">
            <text:p>128.6</text:p>
          </table:table-cell>
          <table:table-cell table:style-name="ce14" office:value-type="float" office:value="171.428571428571" calcext:value-type="float">
            <text:p>171.4</text:p>
          </table:table-cell>
          <table:table-cell table:style-name="Default" table:number-columns-repeated="3"/>
          <table:table-cell table:number-columns-repeated="4"/>
        </table:table-row>
      </table:table>
      <table:table table:name="Romeo" table:style-name="ta1">
        <table:table-column table:style-name="co1" table:default-cell-style-name="ce3"/>
        <table:table-column table:style-name="co1" table:number-columns-repeated="3" table:default-cell-style-name="ce8"/>
        <table:table-row table:style-name="ro1">
          <table:table-cell table:style-name="Default"/>
          <table:table-cell table:style-name="ce6" office:value-type="string" calcext:value-type="string">
            <text:p>OF </text:p>
          </table:table-cell>
          <table:table-cell table:style-name="ce1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C/GWP (kg CO2 -eq)</text:p>
          </table:table-cell>
          <table:table-cell office:value-type="float" office:value="0.29" calcext:value-type="float">
            <text:p>2.90E-01</text:p>
          </table:table-cell>
          <table:table-cell office:value-type="float" office:value="7.1" calcext:value-type="float">
            <text:p>7.10E+00</text:p>
          </table:table-cell>
          <table:table-cell office:value-type="float" office:value="0.39" calcext:value-type="float">
            <text:p>3.90E-01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 office:value-type="float" office:value="0.0000127" calcext:value-type="float">
            <text:p>1.27E-05</text:p>
          </table:table-cell>
          <table:table-cell office:value-type="float" office:value="0.00031" calcext:value-type="float">
            <text:p>3.10E-04</text:p>
          </table:table-cell>
          <table:table-cell office:value-type="float" office:value="0.0000588" calcext:value-type="float">
            <text:p>5.88E-05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 office:value-type="float" office:value="0.00137" calcext:value-type="float">
            <text:p>1.37E-03</text:p>
          </table:table-cell>
          <table:table-cell office:value-type="float" office:value="0.000891" calcext:value-type="float">
            <text:p>8.91E-04</text:p>
          </table:table-cell>
          <table:table-cell office:value-type="float" office:value="0.000114" calcext:value-type="float">
            <text:p>1.14E-0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OF</text:p>
          </table:table-cell>
          <table:table-cell table:style-name="ce6" office:value-type="string" calcext:value-type="string">
            <text:p>GH</text:p>
          </table:table-cell>
          <table:table-cell table:style-name="ce6"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CC/GWP (kg CO2 -eq)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formula="of:=[.C2]/[.B2]" office:value-type="float" office:value="24.4827586206897" calcext:value-type="float">
            <text:p>24.5</text:p>
          </table:table-cell>
          <table:table-cell table:style-name="ce16" table:formula="of:=[.D2]/[.B2]" office:value-type="float" office:value="1.3448275862069" calcext:value-type="float">
            <text:p>1.3</text:p>
          </table:table-cell>
        </table:table-row>
        <table:table-row table:style-name="ro1">
          <table:table-cell office:value-type="string" calcext:value-type="string">
            <text:p>WF (m³)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formula="of:=[.C3]/[.B3]" office:value-type="float" office:value="24.4094488188976" calcext:value-type="float">
            <text:p>24.4</text:p>
          </table:table-cell>
          <table:table-cell table:style-name="ce16" table:formula="of:=[.D3]/[.B3]" office:value-type="float" office:value="4.62992125984252" calcext:value-type="float">
            <text:p>4.6</text:p>
          </table:table-cell>
        </table:table-row>
        <table:table-row table:style-name="ro1">
          <table:table-cell office:value-type="string" calcext:value-type="string">
            <text:p>LF (m²)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formula="of:=[.C4]/[.B4]" office:value-type="float" office:value="0.65036496350365" calcext:value-type="float">
            <text:p>0.7</text:p>
          </table:table-cell>
          <table:table-cell table:style-name="ce16" table:formula="of:=[.D4]/[.B4]" office:value-type="float" office:value="0.0832116788321168" calcext:value-type="float">
            <text:p>0.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VF</text:p>
          </table:table-cell>
        </table:table-row>
        <table:table-row table:style-name="ro1">
          <table:table-cell table:style-name="ce9" office:value-type="string" calcext:value-type="string">
            <text:p>Climate Change (kg CO2 -eq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4.4827586206897" calcext:value-type="float">
            <text:p>24.48</text:p>
          </table:table-cell>
          <table:table-cell table:style-name="ce15" office:value-type="float" office:value="1.3448275862069" calcext:value-type="float">
            <text:p>1.34</text:p>
          </table:table-cell>
        </table:table-row>
        <table:table-row table:style-name="ro1">
          <table:table-cell table:style-name="ce9" office:value-type="string" calcext:value-type="string">
            <text:p>Water Footprint (m³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4.4094488188976" calcext:value-type="float">
            <text:p>24.41</text:p>
          </table:table-cell>
          <table:table-cell table:style-name="ce15" office:value-type="float" office:value="4.62992125984252" calcext:value-type="float">
            <text:p>4.63</text:p>
          </table:table-cell>
        </table:table-row>
        <table:table-row table:style-name="ro1">
          <table:table-cell table:style-name="ce9" office:value-type="string" calcext:value-type="string">
            <text:p>Land Footprint (m²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0.65036496350365" calcext:value-type="float">
            <text:p>0.65</text:p>
          </table:table-cell>
          <table:table-cell table:style-name="ce15" office:value-type="float" office:value="0.083211678832116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11" number:language="en" number:country="GB">
      <number:number number:decimal-places="3" loext:min-decimal-places="3" number:min-integer-digits="1"/>
    </number:number-style>
    <number:number-style style:name="N20112" number:language="en" number:country="GB">
      <number:number number:decimal-places="4" loext:min-decimal-places="4" number:min-integer-digits="1"/>
    </number:number-style>
    <number:number-style style:name="N20113" number:language="en" number:country="GB">
      <number:number number:decimal-places="1" loext:min-decimal-places="1"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 style:data-style-name="N2" text:time-value="15:46:37.5137023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7T17:55:40.528143574</meta:creation-date>
    <dc:date>2023-12-20T16:08:01.942487764</dc:date>
    <meta:editing-duration>PT5H36M48S</meta:editing-duration>
    <meta:editing-cycles>18</meta:editing-cycles>
    <meta:generator>LibreOffice/6.0.7.3$Linux_X86_64 LibreOffice_project/00m0$Build-3</meta:generator>
    <meta:document-statistic meta:table-count="13" meta:cell-count="948" meta:object-count="0"/>
  </office:meta>
</office:document-meta>
</file>